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top="0cm" fo:margin-bottom="0cm" fo:text-align="center" style:justify-single-word="false"/>
      <style:text-properties fo:language="ru" fo:country="RU" fo:font-weight="bold" style:font-weight-asian="bold" style:font-weight-complex="bold"/>
    </style:style>
    <style:style style:name="P5" style:family="paragraph" style:parent-style-name="Standard">
      <style:paragraph-properties fo:margin-top="0cm" fo:margin-bottom="0cm" fo:text-align="justify" style:justify-single-word="false"/>
      <style:text-properties fo:language="ru" fo:country="RU"/>
    </style:style>
    <style:style style:name="P6" style:family="paragraph" style:parent-style-name="Standard" style:master-page-name="Standard">
      <style:paragraph-properties fo:margin-top="0cm" fo:margin-bottom="0cm" fo:text-align="justify" style:justify-single-word="false" style:page-number="auto"/>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style:language-asian="ru" style:country-asian="RU" style:language-complex="ru" style:country-complex="RU"/>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language="en" fo:country="US" style:language-asian="ru" style:country-asian="RU" style:language-complex="ru" style:country-complex="RU"/>
    </style:style>
    <style:style style:name="T7" style:family="text">
      <style:text-properties fo:language="en" fo:country="US" fo:font-weight="bold" style:font-weight-asian="bold" style:font-weight-complex="bold"/>
    </style:style>
    <style:style style:name="T8" style:family="text">
      <style:text-properties fo:color="#666699"/>
    </style:style>
    <style:style style:name="T9" style:family="text">
      <style:text-properties fo:color="#666699" fo:language="en" fo:country="US"/>
    </style:style>
    <style:style style:name="T10" style:family="text">
      <style:text-properties fo:color="#666699" fo:language="ru" fo:country="RU"/>
    </style:style>
    <style:style style:name="T11" style:family="text">
      <style:text-properties fo:color="#000000" fo:language="ru" fo:country="RU"/>
    </style:style>
    <style:style style:name="T12" style:family="text">
      <style:text-properties fo:color="#000000" fo:language="ru" fo:country="RU" fo:font-weight="bold" style:font-weight-asian="bold" style:font-weight-complex="bold"/>
    </style:style>
    <style:style style:name="T13" style:family="text">
      <style:text-properties fo:color="#000000"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s/><text:tab/>Название:</text:span><text:span text:style-name="T1"> Extern </text:span><text:span text:style-name="T3">Logic</text:span><text:span text:style-name="T1"> </text:span><text:span text:style-name="T6">Interpreter</text:span><text:span text:style-name="T1"> (Интерпретатор Внешней Логики).</text:span></text:p>
      <text:p text:style-name="P2"/>
      <text:p text:style-name="P2"><text:span text:style-name="T2"><text:tab/>Принцип работы:</text:span><text:span text:style-name="T1"> построчная интерпретация команд.</text:span></text:p>
      <text:p text:style-name="P2"/>
      <text:p text:style-name="P2"><text:span text:style-name="T2"><text:tab/>Форма:</text:span><text:span text:style-name="T1"> динамически связываемая библиотека (dll).</text:span></text:p>
      <text:p text:style-name="P2"/>
      <text:p text:style-name="P2"/>
      <text:p text:style-name="P3"><text:span text:style-name="T2"><text:tab/>Назначение</text:span></text:p>
      <text:p text:style-name="P3"/>
      <text:p text:style-name="P2"><text:span text:style-name="T2"><text:tab/></text:span><text:span text:style-name="T1">Extern </text:span><text:span text:style-name="T3">Logic </text:span><text:span text:style-name="T6">Interpreter</text:span><text:span text:style-name="T1"> (далее ELI) был разработан для вынесения логических манипуляций за пределы кода исходного приложения. Его непосредственное назначение – максимально абстрагировать программу от логических операций, вынеся их реализацию во внешние файлы, которые можно легко модифицировать без перекомпиляции основного приложения. В идеале приложение, использующее ELI, может содержать только обособленные механизмы взаимодействия с окружением (например, функции для работы с файлами, вывод на экран и т.п.), а также специальные функции-обертки, предоставляющие ELI доступ к этим механизмам. Связыванием всего этого в определенный алгоритм займется ELI.</text:span></text:p>
      <text:p text:style-name="P2"/>
      <text:p text:style-name="P3"><text:span text:style-name="T2"><text:tab/>Механизм работы</text:span></text:p>
      <text:p text:style-name="P3"/>
      <text:p text:style-name="P2"><text:span text:style-name="T1"><text:tab/>ELI является построчным интерпретатором, использующим команды, схожие по синтаксису с языками программирования высокого уровня, такими как, например, С++. В большинстве случаев трансляция строк происходит последовательно, исключение составляют объявления пользовательских процедур, условий и циклов, тела которых парсятся отдельно, до запуска трансляции основного скрипта.</text:span></text:p>
      <text:p text:style-name="P2"><text:span text:style-name="T1"><text:tab/>Единицей трансляции считается скрипт. Скрипт состоит из строк, разделенных символом «;» и может быть, как получен библиотекой </text:span><text:span text:style-name="T5">ELI</text:span><text:span text:style-name="T1"> напрямую из основного приложения, так и загружен из внешнего файла. Единиц трансляции может быть несколько, их файлы включаются в трансляцию с помощью директивы #</text:span><text:span text:style-name="T5">include</text:span><text:span text:style-name="T1"> или функции _</text:span><text:span text:style-name="T5">Run</text:span><text:span text:style-name="T1">().</text:span></text:p>
      <text:p text:style-name="P2"><text:tab/>Перед <text:span text:style-name="T1">трансляцией интерпретатор выполняет подготовку скрипта: выделяет в тексте строковые константы и </text:span><text:bookmark-start text:name="__DdeLink__5265_1240925910"/><text:span text:style-name="T1">фрагменты кода, заключенные в фигурные скобки «{}»</text:span><text:bookmark-end text:name="__DdeLink__5265_1240925910"/><text:span text:style-name="T1">. Фрагменты кода заменяются в тексте скрипта на специальные идентификаторы, а их тела заносятся в специальный стек. Такие фрагменты называются отложенными, их трансляция начинается только при непосредственном обращении.</text:span></text:p>
      <text:p text:style-name="P2"/>
      <text:p text:style-name="P2"><text:span text:style-name="T1"><text:tab/></text:span><text:span text:style-name="T2">Важно:</text:span><text:span text:style-name="T1"> в файле может быть только один скрипт.</text:span></text:p>
      <text:p text:style-name="P2"/>
      <text:p text:style-name="P2"><text:span text:style-name="T1"><text:tab/></text:span><text:span text:style-name="T2">Важно:</text:span><text:span text:style-name="T1"> файл скрипта не должен содержать пустых строк в конце.</text:span></text:p>
      <text:p text:style-name="P2"/>
      <text:p text:style-name="P2"><text:span text:style-name="T1"><text:tab/>Текст скрипта может содержать комментарии. Закомментированная строка должна начинаться двух символов прямого слеша «//» и заканчиваться точкой с запятой «;».</text:span></text:p>
      <text:p text:style-name="P2"/>
      <text:p text:style-name="P2"><text:span text:style-name="T1"><text:tab/>ELI предоставляет следующий функционал:</text:span></text:p>
      <text:p text:style-name="P2"/>
      <text:p text:style-name="P2"><text:span text:style-name="T1"><text:tab/></text:span><text:span text:style-name="T2">Директивы</text:span><text:span text:style-name="T1">: прямые команды интерпретатору.</text:span></text:p>
      <text:p text:style-name="P2"><text:span text:style-name="T1"><text:tab/></text:span><text:span text:style-name="T2">Переменные</text:span><text:span text:style-name="T1">: внутренние переменные интерпретатора, существуют на протяжении работы скрипта. Область видимости: текущий контекст.</text:span></text:p>
      <text:p text:style-name="P2"><text:soft-page-break/><text:span text:style-name="T1"><text:tab/></text:span><text:span text:style-name="T2">Простые и сложные математические операции с числами</text:span><text:span text:style-name="T1">.</text:span></text:p>
      <text:p text:style-name="P2"><text:span text:style-name="T1"><text:tab/></text:span><text:span text:style-name="T2">Циклы</text:span><text:span text:style-name="T1">.</text:span></text:p>
      <text:p text:style-name="P2"><text:span text:style-name="T1"><text:tab/></text:span><text:span text:style-name="T2">Условия</text:span><text:span text:style-name="T1">.</text:span></text:p>
      <text:p text:style-name="P2"><text:span text:style-name="T1"><text:tab/></text:span><text:span text:style-name="T2">Объекты</text:span><text:span text:style-name="T1">: абстракции, представляющие собой набор типизированных данных и позволяющие работать с ним, как с привычными объектами классов, используя методы и свойства. Область видимости: глобальная.</text:span></text:p>
      <text:p text:style-name="P2"><text:span text:style-name="T1"><text:tab/></text:span><text:span text:style-name="T2">Функции</text:span><text:span text:style-name="T1">: указатели на функции-обертки в основном приложении. Позволяют использовать алгоритмы, содержащиеся в основном приложении. Могут передавать данные из основного приложения в скрипт с помощью возвращаемых значений. Область видимости: глобальная.</text:span></text:p>
      <text:p text:style-name="P2"><text:span text:style-name="T1"><text:tab/></text:span><text:span text:style-name="T2">Процедуры</text:span><text:span text:style-name="T1">: фрагменты кода, которые вызываются (и транслируются) при непосредственном обращении. В отличие от функций, не возвращают значений. Область видимости: глобальная.</text:span></text:p>
      <text:p text:style-name="P2"><text:span text:style-name="T1"><text:tab/></text:span><text:span text:style-name="T2">Стек параметров</text:span><text:span text:style-name="T1">: является прослойкой между основным приложением и ELI, служит для обмена данными. Представляет собой динамически расширяемое множество типизированных структур, представляющих собой понятие «параметр». Доступ к стеку двусторонний. Область видимости: глобальная.</text:span></text:p>
      <text:p text:style-name="P2"><text:span text:style-name="T1"><text:tab/></text:span><text:span text:style-name="T2">Вывод стека сообщений:</text:span><text:span text:style-name="T1"> ошибки и служебные сообщения, возникающие в процессе выполнения скрипта, заносятся в специальную строковую переменную, которая может быть передана в основное приложение с помощью соответствующей функции.</text:span></text:p>
      <text:p text:style-name="P2"><text:span text:style-name="T1"><text:tab/></text:span><text:span text:style-name="T2">Вывод стека переменных</text:span><text:span text:style-name="T1">: содержимое стека переменных в форматированном виде выводится в строковую переменную.</text:span></text:p>
      <text:p text:style-name="P2"><text:span text:style-name="T1"><text:tab/></text:span><text:span text:style-name="T2">Вывод стека функций</text:span><text:span text:style-name="T1">: вывод в строковую переменную содержимого стека функций-оберток. Выводятся как определенные в библиотеке интерпретатора функции, так и объявленные в основном приложении.</text:span></text:p>
      <text:p text:style-name="P2"><text:span text:style-name="T1"><text:tab/></text:span><text:span text:style-name="T2">Вывод стека параметров</text:span><text:span text:style-name="T1">.</text:span></text:p>
      <text:p text:style-name="P2"><text:span text:style-name="T1"><text:tab/></text:span><text:span text:style-name="T2">Вывод стека объектов</text:span><text:span text:style-name="T1">.</text:span></text:p>
      <text:p text:style-name="P2"><text:span text:style-name="T1"><text:tab/></text:span><text:span text:style-name="T2">Дебаггер скриптов:</text:span><text:span text:style-name="T1"> включаемая опция, задается при запуске каждого скрипта. Включает логирование транслируемых строк в файл, туда же выводит сообщения об ошибках. Логирование замедляет выполнение скрипта.</text:span></text:p>
      <text:p text:style-name="P2"><text:span text:style-name="T1"><text:tab/></text:span><text:span text:style-name="T2">Дебаггер библиотеки:</text:span><text:span text:style-name="T1"> опция, включаемая с помощью специальной функции интерпретатора или метода </text:span><text:span text:style-name="T5">ELI</text:span><text:span text:style-name="T1">::</text:span><text:span text:style-name="T5">SetDebug</text:span><text:span text:style-name="T1">(). Включает логирование действий самого </text:span><text:span text:style-name="T5">ELI</text:span><text:span text:style-name="T1">, перенаправляет вывод либо в файл, либо в </text:span><text:span text:style-name="T5">STDOUT</text:span><text:span text:style-name="T1">. Логирование в файл сильно замедляет выполнение скриптов.</text:span></text:p>
      <text:p text:style-name="P2"/>
      <text:p text:style-name="P3"><text:span text:style-name="T2">Реализация</text:span></text:p>
      <text:p text:style-name="P3"/>
      <text:p text:style-name="P2"><text:span text:style-name="T2"><text:tab/></text:span><text:bookmark-start text:name="__DdeLink__1236_955226484"/><text:span text:style-name="T1">ELI</text:span><text:bookmark-end text:name="__DdeLink__1236_955226484"/><text:span text:style-name="T1"> написан на С++, использует контейнеры std::vector&lt;std::wstring&gt; для хранения строк скрипта, а также специальные классы для представления стеков переменных, параметров, функций, объектов и отдельных фрагментов кода, экземпляры которых содержатся в классе </text:span><text:span text:style-name="T7">ELI</text:span><text:span text:style-name="T1">. Кодировка строк – </text:span><text:span text:style-name="T5">UTF</text:span><text:span text:style-name="T1">-8. Внутренний язык ELI по сути является оберткой для С++ кода. Каждая строка, с помощью специального алгоритма, интерпретируется в набор команд С++, после чего выполняется. Приложение, используя функцию класса </text:span><text:span text:style-name="T5">ELI</text:span><text:span text:style-name="T1">, передает интерпретатору текст скрипта (или имя файла, который нужно транслировать) и необязательный список входных параметров, ELI выполняет трансляцию строк, после чего возвращает результат выполнения (тип const </text:span><text:span text:style-name="T5">w</text:span><text:span text:style-name="T1">char_</text:span><text:span text:style-name="T5">t</text:span><text:span text:style-name="T1">*), если он предполагается. В случае ошибки возвращает «-err-».</text:span></text:p>
      <text:p text:style-name="P2"><text:span text:style-name="T1"><text:tab/></text:span></text:p>
      <text:p text:style-name="P3"><text:soft-page-break/><text:span text:style-name="T2">Интеграция в приложение</text:span></text:p>
      <text:p text:style-name="P2"/>
      <text:p text:style-name="P2"><text:span text:style-name="T1"><text:tab/>Основной код ELI выполнен в виде динамически связываемой библиотеки, которую необходимо подключить к основному приложению. Чтобы работать с функционалом </text:span><text:span text:style-name="T5">ELI</text:span><text:span text:style-name="T1"> приложению понадобится интегрировать объект класса </text:span><text:span text:style-name="T5">ELI</text:span><text:span text:style-name="T1"> из кода библиотеки. Для этой цели используется абстрактный интерфейс, объявленный в заголовочном файле </text:span><text:span text:style-name="T7">eli</text:span><text:span text:style-name="T2">_</text:span><text:span text:style-name="T7">interface</text:span><text:span text:style-name="T2">.</text:span><text:span text:style-name="T7">h</text:span><text:span text:style-name="T1">, который распространяется вместе с библиотекой.</text:span></text:p>
      <text:p text:style-name="P2"/>
      <text:p text:style-name="P2"><text:span text:style-name="T1"><text:tab/>Файл содержит интерфейс </text:span><text:span text:style-name="T2">ELI_INTERFACE</text:span><text:span text:style-name="T1">, который является родительским для класса </text:span><text:span text:style-name="T7">ELI</text:span><text:span text:style-name="T1">, объявленного в коде библиотеки. Также в конце файла объявлены две экспортные функции-фабрики, с помощью которых происходит инициализация и уничтожение интерфейса.</text:span></text:p>
      <text:p text:style-name="P2"/>
      <text:p text:style-name="P2"><text:span text:style-name="T9">//----------------------------------------------------------------------------------------------------------------------</text:span></text:p>
      <text:p text:style-name="P1"><text:span text:style-name="T9">__declspec(dllexport) int __stdcall GetELIInterface(ELI__INTERFACE **eInterface);</text:span></text:p>
      <text:p text:style-name="P1"><text:span text:style-name="T9">typedef int (__stdcall *GETELIINTERFACE)(ELI__INTERFACE **eInterface);</text:span></text:p>
      <text:p text:style-name="P1"/>
      <text:p text:style-name="P1"><text:span text:style-name="T9">__declspec(dllexport) int __stdcall FreeELIInterface(ELI__INTERFACE **eInterface);</text:span></text:p>
      <text:p text:style-name="P1"><text:span text:style-name="T9">typedef int (__stdcall *FREEELIINTERFACE)(ELI_INTERFACE **eInterface);</text:span></text:p>
      <text:p text:style-name="P2"><text:span text:style-name="T10">//----------------------------------------------------------------------------------------------------------------------</text:span></text:p>
      <text:p text:style-name="P1"/>
      <text:p text:style-name="P1"><text:tab/><text:span text:style-name="T1">Функции возвращают 1 в случае успешного выполнения или 0 в случае ошибки.</text:span></text:p>
      <text:p text:style-name="P2"><text:span text:style-name="T1"><text:tab/>После подключения файла </text:span><text:span text:style-name="T5">eli</text:span><text:span text:style-name="T1">_</text:span><text:span text:style-name="T5">interface</text:span><text:span text:style-name="T1">.</text:span><text:span text:style-name="T5">h</text:span><text:span text:style-name="T1"> к проекту основного приложения, необходимо определить указатели на функции-фабрики и инициализировать их.</text:span></text:p>
      <text:p text:style-name="P2"/>
      <text:p text:style-name="P2"><text:span text:style-name="T9">//----------------------------------------------------------------------------------------------------------------------</text:span></text:p>
      <text:p text:style-name="P2"><text:span text:style-name="T9">GETELIINTERFACE GetELI;</text:span></text:p>
      <text:p text:style-name="P2"><text:span text:style-name="T9">FREEELIINTERFACE FreeELI;</text:span></text:p>
      <text:p text:style-name="P2"/>
      <text:p text:style-name="P2"><text:span text:style-name="T9">ELI_INTERFACE *eIface;</text:span></text:p>
      <text:p text:style-name="P2"/>
      <text:p text:style-name="P2"><text:span text:style-name="T9">GetELI = (GETELIINTERFACE) GetProcAddress(dllhandle, "GetELIInterface");</text:span></text:p>
      <text:p text:style-name="P2"><text:span text:style-name="T9">FreeELI = (FREEELIINTERFACE) GetProcAddress(dllhandle, "FreeELIInterface");</text:span></text:p>
      <text:p text:style-name="P2"><text:span text:style-name="T10">//----------------------------------------------------------------------------------------------------------------------</text:span></text:p>
      <text:p text:style-name="P2"/>
      <text:p text:style-name="P2"><text:span text:style-name="T1"><text:tab/>Инициализировать указатель на объект-интерфейс с помощью определенной ранее функции.</text:span></text:p>
      <text:p text:style-name="P2"/>
      <text:p text:style-name="P2"><text:span text:style-name="T10">//----------------------------------------------------------------------------------------------------------------------</text:span></text:p>
      <text:p text:style-name="P2"><text:span text:style-name="T10">GetELI(&amp;eIface);</text:span></text:p>
      <text:p text:style-name="P2"><text:span text:style-name="T10">//----------------------------------------------------------------------------------------------------------------------</text:span></text:p>
      <text:p text:style-name="P2"><text:span text:style-name="T1"><text:tab/></text:span></text:p>
      <text:p text:style-name="P2"><text:span text:style-name="T1"><text:tab/>Теперь достаточно использовать указатель </text:span><text:span text:style-name="T2">eIface</text:span><text:span text:style-name="T1">, чтобы получить доступ к методам класса </text:span><text:span text:style-name="T7">ELI</text:span><text:span text:style-name="T1">, описанного внутри библиотеки. Таким образом в приложении можно использовать несколько экземпляров </text:span><text:span text:style-name="T5">ELI</text:span><text:span text:style-name="T1">, которые будут действовать независимо друг от друга.</text:span></text:p>
      <text:p text:style-name="P2"><text:span text:style-name="T1"><text:tab/></text:span></text:p>
      <text:p text:style-name="P2"/>
      <text:p text:style-name="P3"><text:soft-page-break/><text:span text:style-name="T4">Список методов интерфейса </text:span><text:span text:style-name="T7">ELI</text:span><text:span text:style-name="T4">_</text:span><text:span text:style-name="T7">INTERFACE</text:span></text:p>
      <text:p text:style-name="P2"/>
      <text:p text:style-name="P2"><text:span text:style-name="T2">const</text:span><text:span text:style-name="T4"> </text:span><text:span text:style-name="T2">wchar</text:span><text:span text:style-name="T4">_</text:span><text:span text:style-name="T2">t</text:span><text:span text:style-name="T4"> * __</text:span><text:span text:style-name="T7">stdcall</text:span><text:span text:style-name="T4"> </text:span><text:span text:style-name="T7">GetVersion</text:span><text:span text:style-name="T4">()</text:span> – возвращает текущую версию <text:span text:style-name="T1">ELI</text:span>.</text:p>
      <text:p text:style-name="P2"/>
      <text:p text:style-name="P2"><text:span text:style-name="T2">const wchar_t * __stdcall ShowVarStack()</text:span><text:span text:style-name="T1"> – возвращает содержимое стека переменных в текстовом виде.</text:span></text:p>
      <text:p text:style-name="P2"/>
      <text:p text:style-name="P2"><text:bookmark-start text:name="__DdeLink__1503_1319128033"/><text:span text:style-name="T2">const wchar_t * __stdcall ShowObjStack()</text:span><text:bookmark-end text:name="__DdeLink__1503_1319128033"/><text:span text:style-name="T1"> – возвращает содержимое стека объектов в текстовом виде.</text:span></text:p>
      <text:p text:style-name="P2"/>
      <text:p text:style-name="P2"><text:span text:style-name="T2">const wchar_t * __stdcall </text:span><text:span text:style-name="T7">ShowClassStack</text:span><text:span text:style-name="T2">()</text:span><text:span text:style-name="T1"> – возвращает содержимое стека классов в текстовом виде.</text:span></text:p>
      <text:p text:style-name="P2"/>
      <text:p text:style-name="P2"><text:span text:style-name="T2">const wchar_t * __stdcall </text:span><text:span text:style-name="T7">ShowProcStack</text:span><text:span text:style-name="T2">()</text:span><text:span text:style-name="T1"> – возвращает содержимое стека процедур в текстовом виде.</text:span></text:p>
      <text:p text:style-name="P2"/>
      <text:p text:style-name="P2"><text:span text:style-name="T2">const wchar_t * __stdcall ShowFuncStack()</text:span><text:span text:style-name="T1"> – возвращает содержимое стека функций в текстовом виде.</text:span></text:p>
      <text:p text:style-name="P2"/>
      <text:p text:style-name="P2"><text:span text:style-name="T2">const wchar_t * __stdcall ShowParamStack()</text:span><text:span text:style-name="T1"> – возвращает содержимое стека параметров в текстовом виде.</text:span></text:p>
      <text:p text:style-name="P2"/>
      <text:p text:style-name="P2"><text:span text:style-name="T7">const</text:span><text:span text:style-name="T4"> </text:span><text:span text:style-name="T7">wchar</text:span><text:span text:style-name="T4">_</text:span><text:span text:style-name="T7">t</text:span><text:span text:style-name="T4"> * __</text:span><text:span text:style-name="T2">stdcall</text:span><text:span text:style-name="T4"> </text:span><text:span text:style-name="T7">ShowFragmentStack</text:span><text:span text:style-name="T4">()</text:span> – возвращает содержимое стека отложенных фрагментов кода.</text:p>
      <text:p text:style-name="P2"/>
      <text:p text:style-name="P2"><text:span text:style-name="T2">const</text:span><text:span text:style-name="T4"> </text:span><text:span text:style-name="T2">wchar</text:span><text:span text:style-name="T4">_</text:span><text:span text:style-name="T2">t</text:span><text:span text:style-name="T4"> * __</text:span><text:span text:style-name="T7">stdcall</text:span><text:span text:style-name="T4"> </text:span><text:span text:style-name="T2">ShowInfoMessages</text:span><text:span text:style-name="T4">()</text:span> – возвращает список сообщений интерпретатора.</text:p>
      <text:p text:style-name="P2"/>
      <text:p text:style-name="P2"><text:span text:style-name="T7">const</text:span><text:span text:style-name="T4"> </text:span><text:span text:style-name="T7">wchar</text:span><text:span text:style-name="T4">_</text:span><text:span text:style-name="T7">t</text:span><text:span text:style-name="T4"> * __</text:span><text:span text:style-name="T7">stdcall</text:span><text:span text:style-name="T4"> </text:span><text:span text:style-name="T7">RunScript</text:span><text:span text:style-name="T4">(</text:span><text:span text:style-name="T7">const</text:span><text:span text:style-name="T4"> </text:span><text:span text:style-name="T7">wchar</text:span><text:span text:style-name="T4">_</text:span><text:span text:style-name="T7">t</text:span><text:span text:style-name="T4"> *</text:span><text:span text:style-name="T7">imptext</text:span><text:span text:style-name="T4">, </text:span><text:span text:style-name="T7">const</text:span><text:span text:style-name="T4"> </text:span><text:span text:style-name="T7">wchar</text:span><text:span text:style-name="T4">_</text:span><text:span text:style-name="T7">t</text:span><text:span text:style-name="T4"> *</text:span><text:span text:style-name="T7">parameter</text:span><text:span text:style-name="T4">, </text:span><text:span text:style-name="T7">bool</text:span><text:span text:style-name="T4"> </text:span><text:span text:style-name="T7">log</text:span><text:span text:style-name="T4">)</text:span> – используется для выполнения скрипта. <text:span text:style-name="T1">Аргумент «log» служит флагом использования дебаггера. </text:span><text:bookmark-start text:name="__DdeLink__1200_105948328"/><text:span text:style-name="T1">Аргумент </text:span><text:span text:style-name="T5">parameter</text:span><text:span text:style-name="T1"> может содержать несколько значений разделенных символом </text:span><text:bookmark-end text:name="__DdeLink__1200_105948328"/><text:span text:style-name="T1">«|».</text:span></text:p>
      <text:p text:style-name="P2"><text:span text:style-name="T4"><text:line-break/></text:span><text:span text:style-name="T7">const</text:span><text:span text:style-name="T4"> </text:span><text:span text:style-name="T7">wchar</text:span><text:span text:style-name="T4">_</text:span><text:span text:style-name="T7">t</text:span><text:span text:style-name="T4"> * __</text:span><text:span text:style-name="T7">stdcall</text:span><text:span text:style-name="T4"> </text:span><text:span text:style-name="T7">RunScriptFromFile</text:span><text:span text:style-name="T4">(</text:span><text:span text:style-name="T7">const</text:span><text:span text:style-name="T4"> </text:span><text:span text:style-name="T7">wchar</text:span><text:span text:style-name="T4">_</text:span><text:span text:style-name="T7">t</text:span><text:span text:style-name="T4"> *</text:span><text:span text:style-name="T7">filepath</text:span><text:span text:style-name="T4">, </text:span><text:span text:style-name="T7">const</text:span><text:span text:style-name="T4"> </text:span><text:span text:style-name="T7">wchar</text:span><text:span text:style-name="T4">_</text:span><text:span text:style-name="T7">t</text:span><text:span text:style-name="T4"> *</text:span><text:span text:style-name="T7">parameter</text:span><text:span text:style-name="T4">, </text:span><text:span text:style-name="T7">bool</text:span><text:span text:style-name="T4"> </text:span><text:span text:style-name="T7">log</text:span><text:span text:style-name="T4">)</text:span> – используется для выполнения скрипта из файла. <text:span text:style-name="T1">Аргумент log служит флагом использования дебаггера. Аргумент </text:span><text:span text:style-name="T5">parameter</text:span><text:span text:style-name="T1"> может содержать несколько значений разделенных символом «|».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 </text:span></text:p>
      <text:p text:style-name="P2"/>
      <text:p text:style-name="P2"><text:span text:style-name="T2">void __stdcall </text:span><text:span text:style-name="T7">Set</text:span><text:span text:style-name="T2">Debug(bool enable_dbg</text:span><text:span text:style-name="T4">, bool in_file</text:span><text:span text:style-name="T2">)</text:span><text:span text:style-name="T1"> – используется для включения/отключения записи диагностической информации о работе самого </text:span><text:span text:style-name="T5">ELI</text:span><text:span text:style-name="T1"> </text:span>и указания куда именно направить вывод.</text:p>
      <text:p text:style-name="P2"/>
      <text:p text:style-name="P2"><text:span text:style-name="T7">bool</text:span><text:span text:style-name="T2"> __stdcall </text:span><text:span text:style-name="T7">DebugEnabled</text:span><text:span text:style-name="T2">()</text:span><text:span text:style-name="T1"> – проверяет, используется ли режим дебага.</text:span></text:p>
      <text:p text:style-name="P2"/>
      <text:p text:style-name="P2"><text:span text:style-name="T7">void __stdcall AddFunction(const wchar_t *name, const wchar_t *params, func_ptr fptr)</text:span><text:span text:style-name="T5"> – </text:span><text:span text:style-name="T1">добавляет</text:span><text:span text:style-name="T5"> </text:span><text:span text:style-name="T1">функцию</text:span><text:span text:style-name="T5"> </text:span><text:span text:style-name="T1">в</text:span><text:span text:style-name="T5"> </text:span><text:span text:style-name="T1">стек</text:span><text:span text:style-name="T5">.</text:span></text:p>
      <text:p text:style-name="P2"><text:soft-page-break/></text:p>
      <text:p text:style-name="P2"><text:span text:style-name="T7">void __stdcall DeleteFunction(const wchar_t *name)</text:span><text:span text:style-name="T5"> – </text:span><text:span text:style-name="T1">удаляет</text:span><text:span text:style-name="T5"> </text:span><text:span text:style-name="T1">функцию</text:span><text:span text:style-name="T5"> </text:span><text:span text:style-name="T1">из</text:span><text:span text:style-name="T5"> </text:span><text:span text:style-name="T1">стека</text:span><text:span text:style-name="T5">.</text:span></text:p>
      <text:p text:style-name="P2"/>
      <text:p text:style-name="P2"><text:span text:style-name="T7">void __stdcall CallFunction(const wchar_t *name)</text:span><text:span text:style-name="T5"> – </text:span><text:span text:style-name="T1">вызывает</text:span><text:span text:style-name="T5"> </text:span><text:span text:style-name="T1">функцию</text:span><text:span text:style-name="T5">.</text:span></text:p>
      <text:p text:style-name="P2"/>
      <text:p text:style-name="P2"><text:span text:style-name="T2">wchar_t * __</text:span><text:span text:style-name="T7">stdcall</text:span><text:span text:style-name="T2"> GetFunctionResult(const wchar_t *name)</text:span><text:span text:style-name="T1"> – преобразует возвращаемое значение функции в строку и возвращает указатель на нее. В случае ошибки возвращает NULL.</text:span></text:p>
      <text:p text:style-name="P2"/>
      <text:p text:style-name="P2"><text:span text:style-name="T7">void</text:span><text:span text:style-name="T4"> __stdcall </text:span><text:span text:style-name="T7">SetFunctionResult</text:span><text:span text:style-name="T4">(</text:span><text:span text:style-name="T7">const</text:span><text:span text:style-name="T4"> </text:span><text:span text:style-name="T7">wchar</text:span><text:span text:style-name="T4">_</text:span><text:span text:style-name="T7">t</text:span><text:span text:style-name="T4"> *</text:span><text:span text:style-name="T7">name</text:span><text:span text:style-name="T4">, </text:span><text:span text:style-name="T7">const</text:span><text:span text:style-name="T4"> </text:span><text:span text:style-name="T7">char</text:span><text:span text:style-name="T4">* </text:span><text:span text:style-name="T7">result</text:span><text:span text:style-name="T4">)</text:span> – устанавливает возвращаемое значение функции.</text:p>
      <text:p text:style-name="P2"/>
      <text:p text:style-name="P2"><text:span text:style-name="T2">void</text:span><text:span text:style-name="T4"> __stdcall </text:span><text:span text:style-name="T2">SetParam</text:span><text:span text:style-name="T4">(</text:span><text:span text:style-name="T2">const</text:span><text:span text:style-name="T4"> </text:span><text:span text:style-name="T2">wchar</text:span><text:span text:style-name="T4">_</text:span><text:span text:style-name="T2">t</text:span><text:span text:style-name="T4"> *</text:span><text:span text:style-name="T2">name</text:span><text:span text:style-name="T4">, </text:span><text:span text:style-name="T2">const</text:span><text:span text:style-name="T4"> </text:span><text:span text:style-name="T2">wchar</text:span><text:span text:style-name="T4">_</text:span><text:span text:style-name="T2">t</text:span><text:span text:style-name="T4"> *</text:span><text:span text:style-name="T2">new</text:span><text:span text:style-name="T4">_</text:span><text:span text:style-name="T2">val</text:span><text:span text:style-name="T4">)</text:span> – устанавливает новое значение параметра или добавляет новый параметр.</text:p>
      <text:p text:style-name="P2"/>
      <text:p text:style-name="P2"><text:span text:style-name="T2">int</text:span><text:span text:style-name="T4"> __stdcall </text:span><text:span text:style-name="T2">GetParamToInt</text:span><text:span text:style-name="T4">(</text:span><text:span text:style-name="T2">const</text:span><text:span text:style-name="T4"> </text:span><text:span text:style-name="T2">wchar</text:span><text:span text:style-name="T4">_</text:span><text:span text:style-name="T2">t</text:span><text:span text:style-name="T4"> *</text:span><text:span text:style-name="T2">name</text:span><text:span text:style-name="T4">)</text:span> – преобразует параметр в <text:span text:style-name="T1">integer</text:span> и возвращает его.</text:p>
      <text:p text:style-name="P2"/>
      <text:p text:style-name="P2"><text:span text:style-name="T2">float</text:span><text:span text:style-name="T4"> __stdcall </text:span><text:span text:style-name="T2">GetParamToFloat</text:span><text:span text:style-name="T4">(</text:span><text:span text:style-name="T2">const</text:span><text:span text:style-name="T4"> </text:span><text:span text:style-name="T2">wchar</text:span><text:span text:style-name="T4">_</text:span><text:span text:style-name="T2">t</text:span><text:span text:style-name="T4"> *</text:span><text:span text:style-name="T2">name</text:span><text:span text:style-name="T4">)</text:span> – преобразует параметр в <text:span text:style-name="T1">float</text:span> и возвращает его.</text:p>
      <text:p text:style-name="P2"/>
      <text:p text:style-name="P2"><text:span text:style-name="T2">const</text:span><text:span text:style-name="T4"> </text:span><text:span text:style-name="T2">wchar</text:span><text:span text:style-name="T4">_</text:span><text:span text:style-name="T2">t</text:span><text:span text:style-name="T4"> * __</text:span><text:span text:style-name="T7">stdcall</text:span><text:span text:style-name="T4"> </text:span><text:span text:style-name="T2">GetParamToStr</text:span><text:span text:style-name="T4">(</text:span><text:span text:style-name="T2">const</text:span><text:span text:style-name="T4"> </text:span><text:span text:style-name="T2">wchar</text:span><text:span text:style-name="T4">_</text:span><text:span text:style-name="T2">t</text:span><text:span text:style-name="T4"> *</text:span><text:span text:style-name="T2">name</text:span><text:span text:style-name="T4">)</text:span> – преобразует параметр в строку и возвращает указатель на нее. В случае ошибки возвращает <text:span text:style-name="T1">NULL</text:span>.</text:p>
      <text:p text:style-name="P2"/>
      <text:p text:style-name="P2"><text:span text:style-name="T2">const</text:span><text:span text:style-name="T4"> </text:span><text:span text:style-name="T2">wchar</text:span><text:span text:style-name="T4">_</text:span><text:span text:style-name="T2">t</text:span><text:span text:style-name="T4"> * __</text:span><text:span text:style-name="T7">stdcall</text:span><text:span text:style-name="T4"> </text:span><text:span text:style-name="T2">GetCurrentFuncName</text:span><text:span text:style-name="T4">()</text:span> – возвращает имя текущей исполняемой функции <text:span text:style-name="T5">ELI</text:span>. <text:span text:style-name="T1">Может использоваться для того, чтобы сообщить функции-обертке из библиотеки, подключаемой во время выполнения скрипта, сопоставленное ей имя функции </text:span><text:span text:style-name="T5">ELI</text:span><text:span text:style-name="T1">.</text:span></text:p>
      <text:p text:style-name="P2"/>
      <text:p text:style-name="P2"><text:span text:style-name="T2"><text:tab/></text:span></text:p>
      <text:p text:style-name="P3"><text:span text:style-name="T2">Объявление функции-обертки</text:span></text:p>
      <text:p text:style-name="P3"/>
      <text:p text:style-name="P2"><text:span text:style-name="T1"><text:tab/>Чтобы интерпретатор мог использовать код основного приложения, этот код нужно обернуть в специальные функции. Функции-обертки не должны быть членами класса или объявляться в классе со спецификатором </text:span><text:span text:style-name="T7">static</text:span><text:span text:style-name="T1">.</text:span></text:p>
      <text:p text:style-name="P2"/>
      <text:p text:style-name="P2"><text:span text:style-name="T2"><text:tab/>Важно:</text:span><text:span text:style-name="T1"> возвращаемый тип и аргументы функции-обертки строго регламентированы, так как вызов функций происходит по указателю, тип которого определен в файле </text:span><text:span text:style-name="T5">eli</text:span><text:span text:style-name="T1">_</text:span><text:span text:style-name="T5">interface</text:span><text:span text:style-name="T1">.</text:span><text:span text:style-name="T5">h</text:span><text:span text:style-name="T1">:</text:span></text:p>
      <text:p text:style-name="P2"/>
      <text:p text:style-name="P2"><text:span text:style-name="T9">//----------------------------------------------------------------------------------------------------------------------</text:span></text:p>
      <text:p text:style-name="P2"><text:span text:style-name="T9">typedef void (__stdcall *func_ptr)(void*); </text:span></text:p>
      <text:p text:style-name="P2"><text:span text:style-name="T10">//----------------------------------------------------------------------------------------------------------------------</text:span></text:p>
      <text:p text:style-name="P2"/>
      <text:p text:style-name="P2"><text:span text:style-name="T1"><text:tab/>Аргумент </text:span><text:span text:style-name="T5">void</text:span><text:span text:style-name="T1">* используется, чтобы передать приложению указатель на текущий экземпляр объекта </text:span><text:span text:style-name="T5">ELI</text:span><text:span text:style-name="T1">. Это позволяет разным экземплярам интерпретатора запускать функции из основного приложения независимо друг от друга.</text:span></text:p>
      <text:p text:style-name="P2"/>
      <text:p text:style-name="P2"><text:soft-page-break/><text:span text:style-name="T8">//----------------------------------------------------------------------------------------------------------------------</text:span></text:p>
      <text:p text:style-name="P2"><text:span text:style-name="T9">void</text:span><text:span text:style-name="T8"> </text:span><text:span text:style-name="T9">__stdcall foo</text:span><text:span text:style-name="T8">(</text:span><text:span text:style-name="T9">void</text:span><text:span text:style-name="T8"> *</text:span><text:span text:style-name="T9">p</text:span><text:span text:style-name="T8">)</text:span></text:p>
      <text:p text:style-name="P2"><text:span text:style-name="T8">{</text:span></text:p>
      <text:p text:style-name="P2"><text:span text:style-name="T8"><text:s text:c="2"/>//приводим указатель </text:span><text:span text:style-name="T9">p</text:span><text:span text:style-name="T8"> к типу </text:span><text:span text:style-name="T9">ELI</text:span><text:span text:style-name="T8">_</text:span><text:span text:style-name="T9">INTERFACE</text:span><text:span text:style-name="T8"> <text:s/></text:span></text:p>
      <text:p text:style-name="P2"><text:span text:style-name="T8"><text:s text:c="2"/></text:span><text:span text:style-name="T9">ELI_INTERFACE *ELI = (ELI_INTERFACE*)p;</text:span></text:p>
      <text:p text:style-name="P2"><text:span text:style-name="T9"><text:s text:c="2"/>int</text:span><text:span text:style-name="T10"> </text:span><text:span text:style-name="T9">x</text:span><text:span text:style-name="T10"> = </text:span><text:span text:style-name="T9">ELI</text:span><text:span text:style-name="T10">-&gt;</text:span><text:span text:style-name="T9">GetParamToInt</text:span><text:span text:style-name="T10">("</text:span><text:span text:style-name="T9">pInd</text:span><text:span text:style-name="T10">"); //получение параметра из стека </text:span><text:span text:style-name="T9">dll</text:span></text:p>
      <text:p text:style-name="P2"/>
      <text:p text:style-name="P2"><text:span text:style-name="T10"><text:s text:c="2"/>/*некоторый код основного приложения*/</text:span></text:p>
      <text:p text:style-name="P2"/>
      <text:p text:style-name="P2"><text:span text:style-name="T10"><text:s text:c="2"/>ELI-&gt;</text:span><text:span text:style-name="T9">SeFunctionResult</text:span><text:span text:style-name="T10">("_</text:span><text:span text:style-name="T9">foo</text:span><text:span text:style-name="T10">", "0"); //установка нужного возвращаемого значения</text:span></text:p>
      <text:p text:style-name="P2"><text:span text:style-name="T10">}</text:span></text:p>
      <text:p text:style-name="P2"><text:span text:style-name="T10">//----------------------------------------------------------------------------------------------------------------------</text:span></text:p>
      <text:p text:style-name="P2"/>
      <text:p text:style-name="P2"><text:span text:style-name="T1"><text:tab/>Здесь из стека </text:span><text:span text:style-name="T5">ELI</text:span><text:span text:style-name="T1"> читается параметр с именем <text:s/>pInd и преобразуется к типу integer. После чего выполняется нужный код на стороне основного приложения и с помощью интерфейса <text:s/>в </text:span><text:span text:style-name="T5">dll</text:span><text:span text:style-name="T1"> передается нужное значение, которое </text:span><text:span text:style-name="T5">ELI</text:span><text:span text:style-name="T1"> передаст скрипту.</text:span></text:p>
      <text:p text:style-name="P2"/>
      <text:p text:style-name="P2"><text:span text:style-name="T1"><text:tab/></text:span><text:span text:style-name="T2">Важно: </text:span><text:span text:style-name="T1">Использование метода ELI_INTERFACE::</text:span><text:span text:style-name="T5">SetFunctionResult</text:span><text:span text:style-name="T1">() в конце тела функции является обязательным. Каждая функция должна возвращать значение, интерпретатор будет ожидать этого. Возвращаемое значение всегда строкового типа, интерпретатор сам преобразует его в нужный тип, если это будет возможно и/или необходимо.</text:span></text:p>
      <text:p text:style-name="P2"/>
      <text:p text:style-name="P2"><text:span text:style-name="T1"><text:tab/>После объявления нужно добавить функцию в стек.</text:span></text:p>
      <text:p text:style-name="P2"/>
      <text:p text:style-name="P2"><text:bookmark text:name="__DdeLink__1149_512904049"/><text:span text:style-name="T9">//----------------------------------------------------------------------------------------------------------------------</text:span></text:p>
      <text:p text:style-name="P2"><text:span text:style-name="T9">ELI-&gt;AddFunction("_foo", "num pInd", &amp;foo);</text:span></text:p>
      <text:p text:style-name="P2"><text:span text:style-name="T10">//----------------------------------------------------------------------------------------------------------------------</text:span></text:p>
      <text:p text:style-name="P2"/>
      <text:p text:style-name="P2"><text:span text:style-name="T1"><text:tab/>«_foo» это имя функции, которое будет использовать ELI. Символ «_» является обязательным, с его помощью интерпретатор понимает, что далее в тексте скрипта идет имя функции. Имя функции нечувствительно к регистру.</text:span></text:p>
      <text:p text:style-name="P2"><text:span text:style-name="T1"><text:tab/>Строка «</text:span><text:span text:style-name="T5">num</text:span><text:span text:style-name="T1"> p</text:span><text:span text:style-name="T5">Ind</text:span><text:span text:style-name="T1">» описывает список аргументов функции и их тип. Если аргументов несколько, их следует указывать через запятую, пробелы ставятся только между типом и именем аргумента. Один аргумент не выделяется запятой. Имена аргументов не чувствительны к регистру и не являются строго регламентированными.</text:span></text:p>
      <text:p text:style-name="P2"><text:span text:style-name="T1"><text:tab/>Теперь, когда интерпретатор обнаружит в строке скрипта выражение типа «_foo(12)», он обратится к стеку функций, найдет там функцию _foo(), проверит количество и тип передаваемых ей аргументов и вызовет функцию-обертку foo() из основного приложения, передав ей в качестве аргумента указатель на свой экземпляр. После чего получит результат и вернет его в обрабатываемую строку скрипта.</text:span></text:p>
      <text:p text:style-name="P2"/>
      <text:p text:style-name="P2"><text:span text:style-name="T1"><text:tab/>Кроме того, можно передавать скрипту различные данные в любом месте кода основного приложения, используя стек параметров.</text:span></text:p>
      <text:p text:style-name="P2"/>
      <text:p text:style-name="P2"><text:span text:style-name="T10">//----------------------------------------------------------------------------------------------------------------------</text:span></text:p>
      <text:p text:style-name="P2"><text:span text:style-name="T10">ELI-&gt;</text:span><text:span text:style-name="T9">SetParam</text:span><text:span text:style-name="T10">(«NewParamName», &lt;значение&gt;);</text:span></text:p>
      <text:p text:style-name="P2"><text:span text:style-name="T10">//----------------------------------------------------------------------------------------------------------------------</text:span></text:p>
      <text:p text:style-name="P2"><text:soft-page-break/></text:p>
      <text:p text:style-name="P2"><text:span text:style-name="T1"><text:tab/>Метод ELI_INTERFACE::</text:span><text:span text:style-name="T5">SetParam</text:span><text:span text:style-name="T1">() добавляет новый элемент в стек параметров только если имя нового параметра не присутствует в стеке. В случае совпадения имен, метод просто обновит значение параметра, присутствующего в стеке. Это сделано для экономии ресурсов. В теле скрипта получить параметр из стека можно с помощью соответствующей встроенной функции. Входящие параметры для скрипта также заносятся в стек параметров с предопределенными именами типа INPRM&lt;порядковый номер&gt;.</text:span></text:p>
      <text:p text:style-name="P2"/>
      <text:p text:style-name="P2"/>
      <text:p text:style-name="P2"/>
      <text:p text:style-name="P3"><text:span text:style-name="T2">Синтаксис внутреннего языка</text:span></text:p>
      <text:p text:style-name="P2"><text:span text:style-name="T1"><text:tab/></text:span></text:p>
      <text:p text:style-name="P3"><text:span text:style-name="T2">Типы данных</text:span></text:p>
      <text:p text:style-name="P3"/>
      <text:p text:style-name="P2"><text:span text:style-name="T1"><text:tab/>Внутренний язык ELI оперирует двумя типами данных.</text:span></text:p>
      <text:p text:style-name="P2"><text:span text:style-name="T1"><text:tab/></text:span><text:span text:style-name="T2">num – </text:span><text:span text:style-name="T1"><text:s/>числовой тип.</text:span></text:p>
      <text:p text:style-name="P2"><text:span text:style-name="T1"><text:tab/></text:span><text:span text:style-name="T2">s</text:span><text:span text:style-name="T7">ym</text:span><text:span text:style-name="T1"> – символьный тип.</text:span></text:p>
      <text:p text:style-name="P2"/>
      <text:p text:style-name="P2"><text:span text:style-name="T1"><text:tab/>Числовой тип используется для работы как с целыми числами, так и с вещественными. По умолчанию все значения хранятся как вещественные. Разделителем целой и дробной части числа является точка «.». Точность числа: 3 знака. Приведение к целочисленному отображению осуществляется с помощью встроенных функций _round() и _</text:span><text:span text:style-name="T5">int</text:span><text:span text:style-name="T1">(), либо автоматически, если того требует алгоритм.</text:span></text:p>
      <text:p text:style-name="P2"><text:span text:style-name="T1"><text:tab/>Внутренний язык ELI является языком с нестрогой динамической типизацией. Если в выражении строго не указано, что должен использоваться числовой тип, значение будет рассматриваться интерпретатором как текст. Так, например, строковой переменной можно присвоить значение 21, при этом оно будет преобразовано в текст. Но обратная операция, например, присвоение числовой переменной значения '22', вызовет ошибку и остановку выполнения скрипта.</text:span></text:p>
      <text:p text:style-name="P2"/>
      <text:p text:style-name="P2"/>
      <text:p text:style-name="P3"><text:span text:style-name="T2">Переменные</text:span></text:p>
      <text:p text:style-name="P3"/>
      <text:p text:style-name="P2"><text:span text:style-name="T1"><text:tab/>Объявление переменных производится с помощью записи типа:</text:span></text:p>
      <text:p text:style-name="P2"/>
      <text:p text:style-name="P2"><text:span text:style-name="T10">//----------------------------------------------------------------------------------------------------------------------</text:span></text:p>
      <text:p text:style-name="P2"><text:span text:style-name="T10">$n = num;</text:span></text:p>
      <text:p text:style-name="P2"><text:span text:style-name="T10">$s = </text:span><text:span text:style-name="T9">sym</text:span><text:span text:style-name="T10">;</text:span></text:p>
      <text:p text:style-name="P2"><text:span text:style-name="T10">//----------------------------------------------------------------------------------------------------------------------</text:span></text:p>
      <text:p text:style-name="P2"/>
      <text:p text:style-name="P2"><text:span text:style-name="T1"><text:tab/>Здесь $n – имя переменной, num – тип, а после идет значение, которым инициализируется переменная. Отсутствие значения приводит к инициализации значением по умолчанию. В данном случае, после выполнения строки, в стек добавится переменная числовая $n, равная 0.000 и строковая $s, имеющая значение «». Переменная может быть инициализирована константным значением, скалярным выражением, другой переменной, свойством объекта или возвращаемым значением функции либо метода объекта. Строковая переменная может быть инициализирована значениями числовых переменных, при этом их значения будут преобразованы в текст.</text:span></text:p>
      <text:p text:style-name="P2"><text:soft-page-break/></text:p>
      <text:p text:style-name="P2"><text:span text:style-name="T10">//----------------------------------------------------------------------------------------------------------------------</text:span></text:p>
      <text:p text:style-name="P2"><text:span text:style-name="T10">$n = num;</text:span></text:p>
      <text:p text:style-name="P2"><text:span text:style-name="T10">$s = </text:span><text:span text:style-name="T9">sym</text:span><text:span text:style-name="T10"> 10$n;</text:span></text:p>
      <text:p text:style-name="P2"><text:span text:style-name="T10">//----------------------------------------------------------------------------------------------------------------------</text:span></text:p>
      <text:p text:style-name="P2"/>
      <text:p text:style-name="P2"><text:span text:style-name="T1"><text:tab/>Здесь переменная $s будет инициализирована строковым значением «100.000», которое представляет собой результат конкатенации строковой константы «10» и «0.000» – приведенного к строковому типу значения переменной $n. Кроме того, конструкция $str = </text:span><text:span text:style-name="T5">sym</text:span><text:span text:style-name="T1"> &lt;arg1&gt; + &lt;</text:span><text:span text:style-name="T5">arg</text:span><text:span text:style-name="T1">2&gt; воспринимает выражение в правой части как строку ('2+2'). Но <text:s/>результатом конструкции $str = 2 + 2 будет 22, то есть конкатенация.</text:span></text:p>
      <text:p text:style-name="P2"><text:span text:style-name="T1"><text:tab/>Символ «$» является обязательной частью имени, это флаг, сообщающий ELI, что дальше идет имя переменной. В одной строке может быть объявлена только одна переменная.</text:span></text:p>
      <text:p text:style-name="P2"><text:tab/><text:span text:style-name="T1">Объявление типа можно опустить и использовать конструкцию типа $</text:span><text:span text:style-name="T5">var</text:span><text:span text:style-name="T1"> = &lt;значение&gt;, тогда переменной автоматически будет присвоен тип на основании вычисления правой части выражения.</text:span></text:p>
      <text:p text:style-name="P2"/>
      <text:p text:style-name="P2"><text:span text:style-name="T1"><text:tab/>Присваивание значений переменным производится с помощью следующей конструкции:</text:span></text:p>
      <text:p text:style-name="P2"/>
      <text:p text:style-name="P2"><text:span text:style-name="T10">//----------------------------------------------------------------------------------------------------------------------</text:span></text:p>
      <text:p text:style-name="P2"><text:span text:style-name="T10">$n = 12;</text:span></text:p>
      <text:p text:style-name="P2"><text:span text:style-name="T10">$s = some text;</text:span></text:p>
      <text:p text:style-name="P2"><text:span text:style-name="T10">//----------------------------------------------------------------------------------------------------------------------</text:span></text:p>
      <text:p text:style-name="P2"/>
      <text:p text:style-name="P2"><text:span text:style-name="T1"><text:tab/>В правой части выражения могут находится: константа, допустимый для данного типа набор операций (сложение, вычитание, конкатенация и т.д.), свойство или метод объекта и результат функции. Причем в данном случае переменной $s будет присвоено значение «sometext», интерпретатор опустит пробел. Однако, если заключить значение в одинарные кавычки, интерпретатор воспримет этот фрагмент кода, как константную строку и присвоит переменной значение «some text».</text:span></text:p>
      <text:p text:style-name="P2"><text:span text:style-name="T1"><text:tab/>Константные строки выбираются интерпретатором на стадии анализа текста скрипта и заносятся в стек переменных под специальным именем. В дальнейшем, при выполнении строки кода, содержащего такую переменную, ELI подставляет вместо нее значение из стека. Константные строки хранятся в стеке в единственном экземпляре. Если в коде скрипта несколько раз встречается одна и та же константная строка, интерпретатор во всех случаях подставит значение одного и того же элемента стека переменных.</text:span></text:p>
      <text:p text:style-name="P2"/>
      <text:p text:style-name="P2"><text:span text:style-name="T1"><text:tab/></text:span><text:span text:style-name="T2">Важно:</text:span><text:span text:style-name="T1"> следует быть осторожным при использовании в строковых константах символа «$», парсер </text:span><text:span text:style-name="T5">ELI</text:span><text:span text:style-name="T1"> воспримет его как символ-маркер переменной.</text:span></text:p>
      <text:p text:style-name="P2"/>
      <text:p text:style-name="P2"><text:span text:style-name="T1"><text:tab/>Строковые переменные помимо операции конкатенации (обозначается знаком «+»), поддерживают возможность прямого объединения значений. Вообще, при работе со строковым типом, все содержимое правой части выражения по умолчанию рассматривается интерпретатором как текст. Любые символы (кроме специальных), строковые константы, заключенные в одинарные кавычки, значения функций, методов, свойств и переменных будут приведены к типу </text:span><text:span text:style-name="T5">sym</text:span><text:span text:style-name="T1"> и помещены в одну строку. Включение в строку происходит </text:span><text:soft-page-break/><text:span text:style-name="T1">последовательно, причем конкатенация («+») не требуется, достаточно расположить значения в нужном порядке. Пробелы (если они находятся не в строковых константах) игнорируются. Любые знаки математических операций, кроме «+», считаются обычными символами.</text:span></text:p>
      <text:p text:style-name="P2"/>
      <text:p text:style-name="P2"/>
      <text:p text:style-name="P3"><text:span text:style-name="T2">Операции</text:span></text:p>
      <text:p text:style-name="P3"/>
      <text:p text:style-name="P2"><text:span text:style-name="T1"><text:tab/>ELI поддерживает все основные математические операции для числового типа («+», «-», «*», «/»), включая оператор приоритета «()». Кроме того для чисел доступны операции сравнения, такие как:</text:span></text:p>
      <text:p text:style-name="P2"><text:span text:style-name="T1"><text:tab/></text:span><text:span text:style-name="T2">=</text:span><text:span text:style-name="T1"> присваивание;</text:span></text:p>
      <text:p text:style-name="P2"><text:span text:style-name="T1"><text:tab/></text:span><text:span text:style-name="T2">==</text:span><text:span text:style-name="T1"> равно;</text:span></text:p>
      <text:p text:style-name="P2"><text:span text:style-name="T1"><text:tab/>&gt; больше;</text:span></text:p>
      <text:p text:style-name="P2"><text:span text:style-name="T1"><text:tab/>&lt; меньше;</text:span></text:p>
      <text:p text:style-name="P2"><text:span text:style-name="T1"><text:tab/>&gt;= больше или равно;</text:span></text:p>
      <text:p text:style-name="P2"><text:span text:style-name="T1"><text:tab/>&lt;= меньше или равно;</text:span></text:p>
      <text:p text:style-name="P2"><text:span text:style-name="T1"><text:tab/>!= не равно;</text:span></text:p>
      <text:p text:style-name="P2"><text:span text:style-name="T1"><text:tab/>Также числовые переменные поддерживают операции инкремента («++») и декремента («--»).</text:span></text:p>
      <text:p text:style-name="P2"><text:span text:style-name="T1"><text:tab/>К строковому типу применима только конкатенация «+» и операция присваивания «=».</text:span></text:p>
      <text:p text:style-name="P2"/>
      <text:p text:style-name="P2"/>
      <text:p text:style-name="P3"><text:span text:style-name="T1"><text:tab/></text:span><text:span text:style-name="T2">Условия</text:span></text:p>
      <text:p text:style-name="P3"/>
      <text:p text:style-name="P2"><text:span text:style-name="T10">//----------------------------------------------------------------------------------------------------------------------</text:span></text:p>
      <text:p text:style-name="P2"><text:span text:style-name="T10">if (&lt;условие&gt;)</text:span></text:p>
      <text:p text:style-name="P2"><text:span text:style-name="T10"><text:s text:c="2"/>{</text:span></text:p>
      <text:p text:style-name="P2"><text:span text:style-name="T10"><text:s text:c="5"/>&lt;список действий&gt;</text:span></text:p>
      <text:p text:style-name="P2"><text:span text:style-name="T10"><text:s text:c="2"/>}</text:span></text:p>
      <text:p text:style-name="P2"><text:span text:style-name="T9">else</text:span><text:span text:style-name="T10"> if (&lt;условие&gt;)</text:span></text:p>
      <text:p text:style-name="P2"><text:span text:style-name="T10"><text:s text:c="2"/>{</text:span></text:p>
      <text:p text:style-name="P2"><text:span text:style-name="T10"><text:s text:c="5"/>&lt;список действий&gt;</text:span></text:p>
      <text:p text:style-name="P2"><text:span text:style-name="T10"><text:s text:c="2"/>}</text:span></text:p>
      <text:p text:style-name="P2"><text:span text:style-name="T10">else</text:span></text:p>
      <text:p text:style-name="P2"><text:span text:style-name="T10"><text:s text:c="2"/>{</text:span></text:p>
      <text:p text:style-name="P2"><text:span text:style-name="T10"><text:s text:c="5"/>&lt;список действий&gt;</text:span></text:p>
      <text:p text:style-name="P2"><text:span text:style-name="T10"><text:s text:c="2"/>}</text:span></text:p>
      <text:p text:style-name="P2"><text:span text:style-name="T10">//----------------------------------------------------------------------------------------------------------------------</text:span></text:p>
      <text:p text:style-name="P2"/>
      <text:p text:style-name="P2"><text:span text:style-name="T1"><text:tab/>ELI поддерживает ветвленные условия (if - else if - else), а также вложенность условий. Синтаксис</text:span><text:span text:style-name="T5"> </text:span><text:span text:style-name="T1">конструкции</text:span><text:span text:style-name="T5"> </text:span><text:span text:style-name="T1">следующий</text:span><text:span text:style-name="T5">:</text:span></text:p>
      <text:p text:style-name="P2"/>
      <text:p text:style-name="P2"><text:span text:style-name="T9">//----------------------------------------------------------------------------------------------------------------------</text:span></text:p>
      <text:p text:style-name="P2"><text:span text:style-name="T9">$i = 5.15;</text:span></text:p>
      <text:p text:style-name="P2"/>
      <text:p text:style-name="P2"><text:span text:style-name="T9">if ($i &gt; 5)</text:span></text:p>
      <text:p text:style-name="P2"><text:soft-page-break/><text:span text:style-name="T9"><text:s text:c="2"/>{</text:span></text:p>
      <text:p text:style-name="P2"><text:span text:style-name="T9"><text:s text:c="5"/>$i = 0;</text:span></text:p>
      <text:p text:style-name="P2"><text:span text:style-name="T9"><text:s text:c="2"/>}</text:span></text:p>
      <text:p text:style-name="P2"><text:span text:style-name="T9">else if ($i == 5)</text:span></text:p>
      <text:p text:style-name="P2"><text:span text:style-name="T9"><text:s text:c="2"/>{</text:span></text:p>
      <text:p text:style-name="P2"><text:span text:style-name="T9"><text:s text:c="5"/>$i = 1;</text:span></text:p>
      <text:p text:style-name="P2"><text:span text:style-name="T9"><text:s text:c="2"/></text:span><text:span text:style-name="T10">}</text:span></text:p>
      <text:p text:style-name="P2"><text:span text:style-name="T10">else</text:span></text:p>
      <text:p text:style-name="P2"><text:span text:style-name="T10"><text:s text:c="2"/>{</text:span></text:p>
      <text:p text:style-name="P2"><text:span text:style-name="T10"><text:s text:c="5"/>$i = -1;</text:span></text:p>
      <text:p text:style-name="P2"><text:span text:style-name="T10"><text:s text:c="2"/>}</text:span></text:p>
      <text:p text:style-name="P2"><text:span text:style-name="T10">//----------------------------------------------------------------------------------------------------------------------</text:span></text:p>
      <text:p text:style-name="P2"/>
      <text:p text:style-name="P2"><text:span text:style-name="T1"><text:tab/>В качестве параметров проверяемого выражения могут выступать: число, числовая переменная либо свойство объекта, а также функции и методы объектов, возвращающие числовой результат. При вычислении, дробная часть значений также учитывается, поэтому в приведенном выше примере $i будет больше 5. В качестве операции может использоваться любая операция сравнения. В случае отсутствия в выражении символа операции сравнения, выражение проверяется на истинность. Выражение является истинным, если результат его вычисления больше 0.</text:span></text:p>
      <text:p text:style-name="P2"/>
      <text:p text:style-name="P3"/>
      <text:p text:style-name="P3"><text:span text:style-name="T2">Конструкция </text:span><text:span text:style-name="T7">select</text:span></text:p>
      <text:p text:style-name="P3"/>
      <text:p text:style-name="P2"><text:span text:style-name="T10">//----------------------------------------------------------------------------------------------------------------------</text:span></text:p>
      <text:p text:style-name="P2"><text:span text:style-name="T10">select (&lt;параметр&gt;)</text:span></text:p>
      <text:p text:style-name="P2"><text:span text:style-name="T10">{</text:span></text:p>
      <text:p text:style-name="P2"><text:span text:style-name="T10"><text:s text:c="3"/>when &lt;значение1&gt; then {&lt;список действий&gt;}</text:span></text:p>
      <text:p text:style-name="P2"><text:span text:style-name="T10"><text:s text:c="3"/>when &lt;значение2&gt; then {&lt;список действий&gt;}</text:span></text:p>
      <text:p text:style-name="P2"><text:span text:style-name="T10"><text:s text:c="3"/>...</text:span></text:p>
      <text:p text:style-name="P2"><text:span text:style-name="T10">}</text:span></text:p>
      <text:p text:style-name="P2"><text:span text:style-name="T10">//----------------------------------------------------------------------------------------------------------------------<text:tab/></text:span></text:p>
      <text:p text:style-name="P2"><text:span text:style-name="T1"><text:tab/>Альтернативой ветвленным условиям </text:span><text:span text:style-name="T5">if</text:span><text:span text:style-name="T1">-</text:span><text:span text:style-name="T5">else</text:span><text:span text:style-name="T1"> служит конструкция </text:span><text:span text:style-name="T5">select</text:span><text:span text:style-name="T1">. Ее суть сводится к проверке переданного входного параметра на соответствие со значениями, которые содержатся в исполнительном блоке. Проверка осуществляется с помощью специального служебного слова </text:span><text:span text:style-name="T7">when</text:span><text:span text:style-name="T1">, а описание действий, которые нужно совершить если выполняется равенство параметра и проверочного значения, идет после служебного слова </text:span><text:span text:style-name="T7">then</text:span><text:span text:style-name="T1">.</text:span></text:p>
      <text:p text:style-name="P2"><text:span text:style-name="T1"><text:tab/>В качестве параметра конструкции </text:span><text:span text:style-name="T5">select</text:span><text:span text:style-name="T1"> может применяться: переменная, результат функции, свойство или метод объекта. Скалярные выражения не допускаются. Значения, по которым производится проверка, могут быть только константами. Синтаксис допускает смешивание строковых и числовых значений в пределах конструкции, это значит, что, например, результат выполнения функции может быть проверен как на числовое значение 2, так и на строковое значение «два». Конечно, числовую переменную нельзя сравнить со строковым значением, но в этом случае интерпретатор просто отбросит это условие, как ошибочное и продолжит выполнение исполнительного блока.</text:span></text:p>
      <text:p text:style-name="P2"><text:soft-page-break/><text:span text:style-name="T1"><text:tab/>В исполнительном блоке конструкции </text:span><text:span text:style-name="T5">select</text:span><text:span text:style-name="T1">, помимо блоков-проверок </text:span><text:span text:style-name="T5">when</text:span><text:span text:style-name="T1">...</text:span><text:span text:style-name="T5">then</text:span><text:span text:style-name="T1"> могут содержаться любые другие действия, однако они будут выполнены в любом случае. Эту особенность можно использовать, например, для возврата результата по умолчанию.</text:span></text:p>
      <text:p text:style-name="P2"/>
      <text:p text:style-name="P2"><text:span text:style-name="T10">//----------------------------------------------------------------------------------------------------------------------</text:span></text:p>
      <text:p text:style-name="P2"><text:span text:style-name="T10">$</text:span><text:span text:style-name="T9">res</text:span><text:span text:style-name="T10"> = </text:span><text:span text:style-name="T9">num</text:span><text:span text:style-name="T10"> _</text:span><text:span text:style-name="T9">foo</text:span><text:span text:style-name="T10">(); //$</text:span><text:span text:style-name="T9">res</text:span><text:span text:style-name="T10"> получает некоторое значение</text:span></text:p>
      <text:p text:style-name="P2"/>
      <text:p text:style-name="P2"><text:span text:style-name="T9">select ($res)</text:span></text:p>
      <text:p text:style-name="P2"><text:span text:style-name="T9">{</text:span></text:p>
      <text:p text:style-name="P2"><text:span text:style-name="T9"><text:s text:c="3"/>when 10 then {_return(1);}</text:span></text:p>
      <text:p text:style-name="P2"><text:span text:style-name="T9"><text:s text:c="3"/>when</text:span><text:span text:style-name="T10"> 21 </text:span><text:span text:style-name="T9">then</text:span><text:span text:style-name="T10"> {_</text:span><text:span text:style-name="T9">return</text:span><text:span text:style-name="T10">(2);}</text:span></text:p>
      <text:p text:style-name="P2"><text:span text:style-name="T10"><text:s text:c="2"/></text:span></text:p>
      <text:p text:style-name="P2"><text:span text:style-name="T10"><text:s text:c="2"/>_</text:span><text:span text:style-name="T9">return</text:span><text:span text:style-name="T10">(0)</text:span></text:p>
      <text:p text:style-name="P2"><text:span text:style-name="T10">}</text:span></text:p>
      <text:p text:style-name="P2"><text:span text:style-name="T10">//----------------------------------------------------------------------------------------------------------------------</text:span></text:p>
      <text:p text:style-name="P2"/>
      <text:p text:style-name="P2"><text:span text:style-name="T1"><text:tab/>Область видимости исполнительного блока конструкции – глобальная. Это значит, что все операции, произведенные с переменной $</text:span><text:span text:style-name="T5">res</text:span><text:span text:style-name="T1"> из предыдущего примера при истинности первого проверочного блока, отразятся на результате выполнения последующих проверочных блоков.</text:span></text:p>
      <text:p text:style-name="P2"/>
      <text:p text:style-name="P3"><text:span text:style-name="T2">Циклы</text:span></text:p>
      <text:p text:style-name="P3"/>
      <text:p text:style-name="P2"><text:span text:style-name="T1"><text:tab/>Интерпретатор предоставляет три типа циклов: </text:span><text:span text:style-name="T2">for</text:span><text:span text:style-name="T1">, </text:span><text:span text:style-name="T2">while</text:span><text:span text:style-name="T1"> и </text:span><text:span text:style-name="T2">count (</text:span><text:span text:style-name="T1">являющийся упрощенной реализацией for). Циклы могут быть вложенными. В качестве параметров условий циклов (кроме count) могут применяться числа, числовые переменные либо свойства объектов, а также функции и методы объектов, возвращающие результат, который может быть интерпретирован как число. Переменные, объявленные в цикле, будут инициализироваться на каждой итерации.<text:tab/></text:span></text:p>
      <text:p text:style-name="P4"/>
      <text:p text:style-name="P4"/>
      <text:p text:style-name="P3"><text:span text:style-name="T2">Цикл for</text:span></text:p>
      <text:p text:style-name="P2"/>
      <text:p text:style-name="P2"><text:span text:style-name="T10">//----------------------------------------------------------------------------------------------------------------------</text:span></text:p>
      <text:p text:style-name="P2"><text:span text:style-name="T10">for (&lt;начальное значение&gt;, &lt;условие срабатывание&gt;, &lt;шаг&gt;)</text:span></text:p>
      <text:p text:style-name="P2"><text:span text:style-name="T10">{&lt;некоторые действия&gt;}</text:span></text:p>
      <text:p text:style-name="P2"><text:span text:style-name="T10">//----------------------------------------------------------------------------------------------------------------------</text:span></text:p>
      <text:p text:style-name="P2"/>
      <text:p text:style-name="P2"><text:span text:style-name="T1"><text:tab/></text:span><text:bookmark-start text:name="__DdeLink__418_2824147452"/><text:span text:style-name="T1">Выполняет код, заключенный в фигурные скобки, пока операция сравнения между первым и вторым параметрами условия является истинной</text:span><text:bookmark-end text:name="__DdeLink__418_2824147452"/><text:span text:style-name="T1">. Третий параметр представляет собой шаг, на который изменяется значение первого параметра условия. Шаг может быть целым и дробным числом, а знаки «+» и «-» определяют способ изменения первого параметра. Второй параметр состоит из знака операции сравнения и числового значения, обозначающего верхнюю границу условия. Допустимые операции сравнения: «&gt;», «&lt;», «&gt;=» и «&lt;=». Первый параметр может задаваться числовой константой, результатом выполнения функции или метода и числовым свойством объекта либо переменной, которая должна быть инициализирована некоторым значением до выполнения цикла. Если в качестве первого параметра используется переменная, ее значение изменяется после каждой итерации.</text:span></text:p>
      <text:p text:style-name="P2"><text:soft-page-break/></text:p>
      <text:p text:style-name="P2"/>
      <text:p text:style-name="P2"/>
      <text:p text:style-name="P2"><text:span text:style-name="T10">//----------------------------------------------------------------------------------------------------------------------</text:span></text:p>
      <text:p text:style-name="P2"><text:span text:style-name="T10">for ($var, &lt;= 10, +1)</text:span></text:p>
      <text:p text:style-name="P2"><text:span text:style-name="T10">{&lt;некоторые действия&gt;}</text:span></text:p>
      <text:p text:style-name="P2"/>
      <text:p text:style-name="P2"><text:span text:style-name="T10">for (0, &lt;= 10, -1) </text:span></text:p>
      <text:p text:style-name="P2"><text:span text:style-name="T10">{&lt;некоторые действия&gt;}</text:span></text:p>
      <text:p text:style-name="P2"><text:span text:style-name="T10">//----------------------------------------------------------------------------------------------------------------------</text:span></text:p>
      <text:p text:style-name="P2"/>
      <text:p text:style-name="P2"/>
      <text:p text:style-name="P3"><text:span text:style-name="T1"><text:tab/></text:span><text:span text:style-name="T2">Цикл while</text:span></text:p>
      <text:p text:style-name="P2"/>
      <text:p text:style-name="P2"><text:span text:style-name="T10">//----------------------------------------------------------------------------------------------------------------------</text:span></text:p>
      <text:p text:style-name="P2"><text:span text:style-name="T10">while(&lt;значение1&gt; != &lt;значение2&gt;)</text:span></text:p>
      <text:p text:style-name="P2"><text:span text:style-name="T10">{&lt;некоторые действия&gt;}</text:span></text:p>
      <text:p text:style-name="P2"><text:span text:style-name="T10">//----------------------------------------------------------------------------------------------------------------------</text:span></text:p>
      <text:p text:style-name="P2"/>
      <text:p text:style-name="P2"><text:span text:style-name="T1"><text:tab/> Выполняет код, заключенный в фигурные скобки, пока операция сравнения между первым и вторым параметрами условия является истинной. В отличие от предыдущего цикла, </text:span><text:span text:style-name="T5">while</text:span><text:span text:style-name="T1"> не содержит шага, изменяющего параметры условия. Условие проверяется на ложность перед каждой итерацией. Если условие ложно еще до первой итерации – тело цикла не будет выполнено. Оба параметра условия могут представлять собой числовые константы, числовые переменные, результаты выполнения функций или методов и числовые свойства объектов. Допустимые операции сравнения: «&gt;», «&lt;», «&gt;=», «&lt;=», «!=» и «==».</text:span></text:p>
      <text:p text:style-name="P2"/>
      <text:p text:style-name="P3"><text:span text:style-name="T1"><text:tab/></text:span></text:p>
      <text:p text:style-name="P3"><text:span text:style-name="T2">Цикл </text:span><text:span text:style-name="T7">count</text:span></text:p>
      <text:p text:style-name="P2"><text:span text:style-name="T1"><text:tab/></text:span></text:p>
      <text:p text:style-name="P2"><text:span text:style-name="T10">//----------------------------------------------------------------------------------------------------------------------</text:span></text:p>
      <text:p text:style-name="P2"><text:span text:style-name="T9">count</text:span><text:span text:style-name="T10">(&lt;счетчик&gt;)</text:span></text:p>
      <text:p text:style-name="P2"><text:span text:style-name="T10">{&lt;некоторые действия&gt;}</text:span></text:p>
      <text:p text:style-name="P2"><text:span text:style-name="T10">//----------------------------------------------------------------------------------------------------------------------</text:span></text:p>
      <text:p text:style-name="P2"/>
      <text:p text:style-name="P2"><text:span text:style-name="T1"><text:tab/>Представляет собой упрощенную версию цикла </text:span><text:span text:style-name="T5">for</text:span><text:span text:style-name="T1">. Единственный параметр задает количество итераций выполнения тела цикла. Параметр может быть числовой константой, результатом выполнения функции или метода и числовым свойством объекта либо переменной, которая должна быть инициализирована некоторым значением до выполнения цикла. Параметр обязательно должен быть положительным значением.</text:span></text:p>
      <text:p text:style-name="P2"/>
      <text:p text:style-name="P2"/>
      <text:p text:style-name="P3"><text:span text:style-name="T1"><text:tab/></text:span><text:span text:style-name="T2">Директивы</text:span></text:p>
      <text:p text:style-name="P3"/>
      <text:p text:style-name="P2"><text:span text:style-name="T1"><text:tab/>Директивы это служебные команды интерпретатора, обозначающие то или иное действие, обязательное к исполнению. Директивы бывают следующие:</text:span></text:p>
      <text:p text:style-name="P2"/>
      <text:p text:style-name="P2"><text:span text:style-name="T1"><text:tab/></text:span><text:span text:style-name="T2">#</text:span><text:span text:style-name="T7">begin</text:span><text:span text:style-name="T1"> – обозначает начало скрипта. </text:span><text:bookmark text:name="__DdeLink__1590_41711198"/><text:span text:style-name="T1">Обязательная.</text:span></text:p>
      <text:p text:style-name="P2"><text:soft-page-break/></text:p>
      <text:p text:style-name="P2"><text:span text:style-name="T2"><text:tab/>#</text:span><text:span text:style-name="T7">end</text:span><text:span text:style-name="T1"> – обозначает конец скрипта. Обязательная.</text:span></text:p>
      <text:p text:style-name="P2"/>
      <text:p text:style-name="P2"><text:span text:style-name="T2"><text:tab/>#</text:span><text:span text:style-name="T7">include</text:span><text:span text:style-name="T2"> &lt;имя файла&gt;</text:span><text:span text:style-name="T1"> – включает код, содержащийся в отдельном внешнем файле, в скрипт. Все переменные, объявленные во включаемом файле, инициализируются в текущем активном стеке.</text:span></text:p>
      <text:p text:style-name="P2"/>
      <text:p text:style-name="P2"><text:span text:style-name="T2"><text:tab/>#</text:span><text:span text:style-name="T7">exit</text:span><text:span text:style-name="T1"> – принудительное завершение скрипта.</text:span></text:p>
      <text:p text:style-name="P2"/>
      <text:p text:style-name="P2"><text:span text:style-name="T2"><text:tab/>#</text:span><text:span text:style-name="T7">procedure</text:span><text:span text:style-name="T2"> &lt;имя процедуры&gt;(&lt;аргументы&gt;)</text:span><text:span text:style-name="T1">{</text:span><text:span text:style-name="T2">&lt;тело процедуры&gt;</text:span><text:span text:style-name="T1">} – объявляет пользовательскую процедуру.</text:span></text:p>
      <text:p text:style-name="P2"/>
      <text:p text:style-name="P2"><text:span text:style-name="T2"><text:tab/>#</text:span><text:span text:style-name="T7">drop</text:span><text:span text:style-name="T2"> </text:span><text:span text:style-name="T7">procedure</text:span><text:span text:style-name="T2"> &lt;имя процедуры&gt;</text:span><text:span text:style-name="T1"> – удаляет пользовательскую процедуру.</text:span></text:p>
      <text:p text:style-name="P2"/>
      <text:p text:style-name="P2"><text:span text:style-name="T1"><text:tab/></text:span><text:span text:style-name="T2">#make &lt;имя переменной&gt; {&lt;некоторый код&gt;}</text:span><text:span text:style-name="T1"> – присваивает переменной идентификатор отложенного фрагмента кода. В дальнейшем этот идентификатор можно передать другой переменной или присвоить свойству объекта.</text:span></text:p>
      <text:p text:style-name="P2"/>
      <text:p text:style-name="P2"><text:span text:style-name="T1"><text:tab/></text:span><text:span text:style-name="T2">#</text:span><text:span text:style-name="T7">run</text:span><text:span text:style-name="T2"> &lt;имя переменной&gt;</text:span><text:span text:style-name="T1"> – выполняет фрагмент кода, идентификатор которого содержится в переменной. Все переменные, созданные во время выполнения этого фрагмента, будут помещены в стек, который являлся активным для того контекста, где была вызвана директива #</text:span><text:span text:style-name="T5">run</text:span><text:span text:style-name="T1">. После трансляции, фрагмент удаляется из стека фрагментов.</text:span></text:p>
      <text:p text:style-name="P2"/>
      <text:p text:style-name="P2"><text:span text:style-name="T1"><text:tab/></text:span><text:bookmark-start text:name="__DdeLink__4298_326190504"/><text:span text:style-name="T2">#</text:span><text:span text:style-name="T7">class</text:span><text:span text:style-name="T2"> &lt;имя класса&gt; {тело класса} </text:span><text:bookmark-end text:name="__DdeLink__4298_326190504"/><text:span text:style-name="T1">– создает новый класс объектов.</text:span></text:p>
      <text:p text:style-name="P2"/>
      <text:p text:style-name="P2"><text:span text:style-name="T1"><text:tab/></text:span><text:span text:style-name="T2">#</text:span><text:span text:style-name="T7">modify</text:span><text:span text:style-name="T2"> </text:span><text:span text:style-name="T7">class</text:span><text:span text:style-name="T2"> &lt;имя класса&gt; {тело класса} </text:span><text:span text:style-name="T1">– изменяет существующий класс объектов.</text:span></text:p>
      <text:p text:style-name="P2"/>
      <text:p text:style-name="P2"><text:span text:style-name="T1"><text:tab/></text:span><text:span text:style-name="T2">#</text:span><text:span text:style-name="T7">property</text:span><text:span text:style-name="T2"> &lt;имя свойства&gt;=&lt;значение&gt;</text:span><text:span text:style-name="T1"> – добавляет новое свойство в выбранный класс. Применима лишь внутри кода тела класса.</text:span></text:p>
      <text:p text:style-name="P2"/>
      <text:p text:style-name="P2"><text:span text:style-name="T1"><text:tab/></text:span><text:span text:style-name="T2">#</text:span><text:span text:style-name="T7">method</text:span><text:span text:style-name="T1"> </text:span><text:span text:style-name="T2">&lt;имя метода&gt;(&lt;аргументы&gt;)</text:span><text:span text:style-name="T1">{</text:span><text:span text:style-name="T2">&lt;тело метода&gt;</text:span><text:span text:style-name="T1">} – добавляет новый метод в выбранный класс. Применима лишь внутри кода тела класса.</text:span></text:p>
      <text:p text:style-name="P2"/>
      <text:p text:style-name="P2"><text:span text:style-name="T1"><text:tab/></text:span><text:span text:style-name="T2">#</text:span><text:span text:style-name="T7">drop</text:span><text:span text:style-name="T2"> </text:span><text:span text:style-name="T7">property</text:span><text:span text:style-name="T2"> &lt;имя свойства&gt;</text:span><text:span text:style-name="T1"> – удаляет свойство из класса.</text:span></text:p>
      <text:p text:style-name="P2"/>
      <text:p text:style-name="P2"><text:span text:style-name="T1"><text:tab/></text:span><text:span text:style-name="T2">#</text:span><text:span text:style-name="T7">drop</text:span><text:span text:style-name="T2"> </text:span><text:span text:style-name="T7">method</text:span><text:span text:style-name="T2"> &lt;имя метода&gt; </text:span><text:span text:style-name="T1">– удаляет метод из класса.</text:span></text:p>
      <text:p text:style-name="P2"/>
      <text:p text:style-name="P2"><text:span text:style-name="T1"><text:tab/></text:span><text:span text:style-name="T2">#</text:span><text:span text:style-name="T7">drop</text:span><text:span text:style-name="T2"> </text:span><text:span text:style-name="T7">class</text:span><text:span text:style-name="T2"> &lt;имя класса&gt;</text:span><text:span text:style-name="T1"> – удаляет класс объектов.</text:span></text:p>
      <text:p text:style-name="P2"/>
      <text:p text:style-name="P2"><text:span text:style-name="T1"><text:tab/></text:span><text:span text:style-name="T2">#</text:span><text:span text:style-name="T7">return</text:span><text:span text:style-name="T2"> &lt;значение&gt;</text:span><text:span text:style-name="T1"> – осуществляет возврат значения из метода класса.</text:span></text:p>
      <text:p text:style-name="P2"/>
      <text:p text:style-name="P2"/>
      <text:p text:style-name="P3"><text:span text:style-name="T1"><text:tab/></text:span><text:span text:style-name="T2">Функции</text:span></text:p>
      <text:p text:style-name="P3"/>
      <text:p text:style-name="P2"><text:span text:style-name="T1"><text:tab/></text:span><text:span text:style-name="T5">ELI</text:span><text:span text:style-name="T1"> может использовать любые функции, определенные в пользовательском приложении, при условии, что они будут объявлены в стеке функций. Кроме этого в состав </text:span><text:span text:style-name="T5">ELI</text:span><text:span text:style-name="T1"> входят несколько встроенных функций:</text:span></text:p>
      <text:p text:style-name="P2"/>
      <text:p text:style-name="P2"><text:soft-page-break/><text:span text:style-name="T1"><text:tab/></text:span><text:span text:style-name="T2">_</text:span><text:span text:style-name="T7">random</text:span><text:span text:style-name="T2">(</text:span><text:span text:style-name="T7">num</text:span><text:span text:style-name="T2"> pArea)</text:span><text:span text:style-name="T1"> – возвращает псевдослучайное значение из диапазона </text:span><text:span text:style-name="T5">pArea</text:span><text:span text:style-name="T1">.</text:span></text:p>
      <text:p text:style-name="P2"/>
      <text:p text:style-name="P2"><text:span text:style-name="T1"><text:tab/></text:span><text:bookmark-start text:name="__DdeLink__1830_383049274"/><text:span text:style-name="T2">_</text:span><text:span text:style-name="T7">round</text:span><text:span text:style-name="T2">(</text:span><text:span text:style-name="T7">num</text:span><text:span text:style-name="T2"> </text:span><text:span text:style-name="T7">pNumber</text:span><text:span text:style-name="T2">, </text:span><text:span text:style-name="T7">num</text:span><text:span text:style-name="T2"> </text:span><text:span text:style-name="T7">pPrecision</text:span><text:span text:style-name="T2">)</text:span><text:bookmark-end text:name="__DdeLink__1830_383049274"/><text:span text:style-name="T1"> – возвращает результат округления. Аргумент </text:span><text:span text:style-name="T5">pPrecision</text:span><text:span text:style-name="T1"> указывает на точность округления (от 0 до 2 знаков после запятой).</text:span></text:p>
      <text:p text:style-name="P2"/>
      <text:p text:style-name="P2"><text:span text:style-name="T1"><text:tab/></text:span><text:span text:style-name="T2">_</text:span><text:span text:style-name="T7">int</text:span><text:span text:style-name="T2">(</text:span><text:span text:style-name="T7">num</text:span><text:span text:style-name="T2"> </text:span><text:span text:style-name="T7">pNumber</text:span><text:span text:style-name="T2">)</text:span><text:span text:style-name="T1"> – возвращает значение аргумента </text:span><text:span text:style-name="T5">pNumber</text:span><text:span text:style-name="T1">, приведенное к целому числу. Дробная часть игнорируется.</text:span></text:p>
      <text:p text:style-name="P2"/>
      <text:p text:style-name="P2"><text:span text:style-name="T1"><text:tab/></text:span><text:span text:style-name="T2">_</text:span><text:span text:style-name="T7">strlen</text:span><text:span text:style-name="T2">(</text:span><text:span text:style-name="T7">sym</text:span><text:span text:style-name="T2"> </text:span><text:span text:style-name="T7">pStr</text:span><text:span text:style-name="T2">)</text:span><text:span text:style-name="T1"> – возвращает длину строки.</text:span></text:p>
      <text:p text:style-name="P2"/>
      <text:p text:style-name="P2"><text:span text:style-name="T1"><text:tab/></text:span><text:span text:style-name="T2">_streq(s</text:span><text:span text:style-name="T7">ym</text:span><text:span text:style-name="T2"> </text:span><text:span text:style-name="T7">pStr</text:span><text:span text:style-name="T2">1, </text:span><text:span text:style-name="T7">sym</text:span><text:span text:style-name="T2"> </text:span><text:span text:style-name="T7">pStr</text:span><text:span text:style-name="T2">2)</text:span><text:span text:style-name="T1"> – сравнивает строки, возвращает 1 если строки равны, 0 если нет. Учитывает регистр.</text:span></text:p>
      <text:p text:style-name="P2"/>
      <text:p text:style-name="P2"><text:span text:style-name="T1"><text:tab/></text:span><text:span text:style-name="T2">_</text:span><text:span text:style-name="T7">istreq</text:span><text:span text:style-name="T2">(s</text:span><text:span text:style-name="T7">ym</text:span><text:span text:style-name="T2"> </text:span><text:span text:style-name="T7">pStr</text:span><text:span text:style-name="T2">1, </text:span><text:span text:style-name="T7">sym</text:span><text:span text:style-name="T2"> </text:span><text:span text:style-name="T7">pStr</text:span><text:span text:style-name="T2">2)</text:span><text:span text:style-name="T1"> – сравнивает строки, возвращает 1 если строки равны, 0 если нет. Не учитывает регистр.</text:span></text:p>
      <text:p text:style-name="P2"/>
      <text:p text:style-name="P2"><text:span text:style-name="T1"><text:tab/></text:span><text:span text:style-name="T2">_substr(</text:span><text:span text:style-name="T7">sym</text:span><text:span text:style-name="T2"> pTargetStr, </text:span><text:span text:style-name="T7">num</text:span><text:span text:style-name="T2"> pPos, </text:span><text:span text:style-name="T7">num</text:span><text:span text:style-name="T2"> pCount)</text:span><text:span text:style-name="T1"> – возвращает подстроку.</text:span></text:p>
      <text:p text:style-name="P2"/>
      <text:p text:style-name="P2"><text:span text:style-name="T1"><text:tab/></text:span><text:span text:style-name="T2">_re</text:span><text:span text:style-name="T7">turn</text:span><text:span text:style-name="T2">(</text:span><text:span text:style-name="T7">sym</text:span><text:span text:style-name="T2"> pReturnVal)</text:span><text:span text:style-name="T1"> – осуществляет возврат значения из скрипта.</text:span></text:p>
      <text:p text:style-name="P2"/>
      <text:p text:style-name="P2"><text:span text:style-name="T1"><text:tab/></text:span><text:span text:style-name="T2">_</text:span><text:span text:style-name="T7">throw</text:span><text:span text:style-name="T2">(</text:span><text:span text:style-name="T7">sym</text:span><text:span text:style-name="T2"> </text:span><text:span text:style-name="T7">pException</text:span><text:span text:style-name="T2">)</text:span><text:span text:style-name="T1"> – завершение трансляции и добавление в лог пользовательского исключения с произвольным текстом.</text:span></text:p>
      <text:p text:style-name="P2"/>
      <text:p text:style-name="P2"><text:span text:style-name="T1"><text:tab/></text:span><text:span text:style-name="T2">_free(</text:span><text:span text:style-name="T7">sym</text:span><text:span text:style-name="T2"> pVarName)</text:span><text:span text:style-name="T1"> – удаляет из стека переменную, возвращает 1 если успешно, <text:s/>в противном случае возвращает 0.</text:span></text:p>
      <text:p text:style-name="P2"/>
      <text:p text:style-name="P2"><text:span text:style-name="T1"><text:tab/></text:span><text:span text:style-name="T2">_LoadObjStack(</text:span><text:span text:style-name="T7">sym</text:span><text:span text:style-name="T2"> pFilePath, </text:span><text:span text:style-name="T7">num</text:span><text:span text:style-name="T2"> </text:span><text:span text:style-name="T7">pClear</text:span><text:span text:style-name="T2">)</text:span><text:span text:style-name="T1"> – загружает стек объектов из файла, возвращает 1 если успешно, 0 – в противном случае. Если </text:span><text:span text:style-name="T5">pClear</text:span><text:span text:style-name="T1"> &gt; 0 стек объектов очищается перед загрузкой из файла.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text:span></text:p>
      <text:p text:style-name="P2"/>
      <text:p text:style-name="P2"><text:span text:style-name="T1"><text:tab/></text:span><text:span text:style-name="T2">_SaveObjStack(</text:span><text:span text:style-name="T7">sym</text:span><text:span text:style-name="T2"> pFilePath)</text:span><text:span text:style-name="T1"> – сохраняет стек объектов в файл, возвращает 1 если успешно, 0 – в противном случае.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text:span></text:p>
      <text:p text:style-name="P2"/>
      <text:p text:style-name="P2"><text:span text:style-name="T1"><text:tab/></text:span><text:span text:style-name="T2">_</text:span><text:span text:style-name="T7">SaveObjects</text:span><text:span text:style-name="T2">(</text:span><text:span text:style-name="T7">sym</text:span><text:span text:style-name="T2"> pFilePath, </text:span><text:span text:style-name="T7">sym</text:span><text:span text:style-name="T2"> pCathegory)</text:span><text:span text:style-name="T1"> – сохраняет в файл все объекты из стека с указанной категорией.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text:span></text:p>
      <text:p text:style-name="P2"/>
      <text:p text:style-name="P2"><text:span text:style-name="T1"><text:tab/></text:span><text:span text:style-name="T2">_CompactObjStack()</text:span><text:span text:style-name="T1"> – сжимает стек, удаляя из него записи, помеченные как удаленные, т.е. для которых поле </text:span><text:span text:style-name="T5">Keep</text:span><text:span text:style-name="T1"> == 0.</text:span></text:p>
      <text:p text:style-name="P2"/>
      <text:p text:style-name="P2"><text:span text:style-name="T1"><text:tab/></text:span><text:span text:style-name="T2">_RemoveObjects(s</text:span><text:span text:style-name="T7">ym</text:span><text:span text:style-name="T2"> </text:span><text:span text:style-name="T7">pCathegory</text:span><text:span text:style-name="T2">)</text:span><text:span text:style-name="T1"> – удаляет из стека все объекты с указанной категорией.</text:span></text:p>
      <text:p text:style-name="P2"/>
      <text:p text:style-name="P2"><text:soft-page-break/><text:span text:style-name="T1"><text:tab/></text:span><text:span text:style-name="T2">_ClearObjStack()</text:span><text:span text:style-name="T1"> – очищает стек объектов.</text:span></text:p>
      <text:p text:style-name="P2"/>
      <text:p text:style-name="P2"><text:span text:style-name="T1"><text:tab/></text:span><text:span text:style-name="T2">_</text:span><text:span text:style-name="T7">Run</text:span><text:span text:style-name="T2">(s</text:span><text:span text:style-name="T7">ym</text:span><text:span text:style-name="T2"> </text:span><text:span text:style-name="T7">pVarName</text:span><text:span text:style-name="T2">)</text:span><text:span text:style-name="T1"> – выполняет код, содержащийся в переменной с именем p</text:span><text:span text:style-name="T5">VarName</text:span><text:span text:style-name="T1">. Соответствует вызову связки директив </text:span><text:span text:style-name="T2">#</text:span><text:span text:style-name="T7">make</text:span><text:span text:style-name="T1"> и </text:span><text:span text:style-name="T2">#</text:span><text:span text:style-name="T7">run</text:span><text:span text:style-name="T1">. Применяется в том случае, если исполняемый код генерируется прямо во время трансляции скрипта, например, если другая функция (например _</text:span><text:span text:style-name="T5">LoadFileToVar</text:span><text:span text:style-name="T1">() или </text:span><text:span text:style-name="T5">ReadIn</text:span><text:span text:style-name="T1">()) возвращает текст, который должен быть транслирован. Если нужный код указывается прямо в теле скрипта, необходимо использовать директивы #</text:span><text:span text:style-name="T5">make</text:span><text:span text:style-name="T1"> и #</text:span><text:span text:style-name="T5">run</text:span><text:span text:style-name="T1">. Код исполняется в пределах текущего контекста.</text:span></text:p>
      <text:p text:style-name="P2"/>
      <text:p text:style-name="P2"><text:span text:style-name="T1"><text:tab/></text:span><text:span text:style-name="T2">_</text:span><text:span text:style-name="T7">GetParamAsNum</text:span><text:span text:style-name="T2">(</text:span><text:span text:style-name="T7">sym</text:span><text:span text:style-name="T2"> pParam)</text:span><text:span text:style-name="T1"> – возвращает значение параметра </text:span><text:span text:style-name="T5">pParam</text:span><text:span text:style-name="T1"> из стека параметров преобразованное в число.</text:span></text:p>
      <text:p text:style-name="P2"/>
      <text:p text:style-name="P2"><text:span text:style-name="T1"><text:tab/></text:span><text:span text:style-name="T2">_</text:span><text:span text:style-name="T7">GetParamAsStr</text:span><text:span text:style-name="T2">(</text:span><text:span text:style-name="T7">sym</text:span><text:span text:style-name="T2"> pParam)</text:span><text:span text:style-name="T1"> – возвращает значение параметра </text:span><text:span text:style-name="T5">pParam</text:span><text:span text:style-name="T1"> из стека параметров преобразованное в строку.</text:span></text:p>
      <text:p text:style-name="P2"/>
      <text:p text:style-name="P2"><text:span text:style-name="T1"><text:tab/></text:span><text:span text:style-name="T2">_</text:span><text:span text:style-name="T7">SetParam</text:span><text:span text:style-name="T2">(</text:span><text:span text:style-name="T7">sym</text:span><text:span text:style-name="T2"> pParam, </text:span><text:span text:style-name="T7">sym</text:span><text:span text:style-name="T2"> </text:span><text:span text:style-name="T7">pVal</text:span><text:span text:style-name="T2">)</text:span><text:span text:style-name="T1"> – добавляет в стек параметр с именем pParam и значением <text:s/></text:span><text:span text:style-name="T5">pVal</text:span><text:span text:style-name="T1">. Если параметр с таким именем уже присутствует в стеке, его значение будет изменено.</text:span></text:p>
      <text:p text:style-name="P2"/>
      <text:p text:style-name="P2"><text:tab/><text:span text:style-name="T4">_</text:span><text:span text:style-name="T7">LoadFileToVar</text:span><text:span text:style-name="T2">(</text:span><text:span text:style-name="T7">sym</text:span><text:span text:style-name="T2"> </text:span><text:span text:style-name="T7">pFile</text:span><text:span text:style-name="T2">, </text:span><text:span text:style-name="T7">sym</text:span><text:span text:style-name="T2"> </text:span><text:span text:style-name="T7">pTarget</text:span><text:span text:style-name="T2">)</text:span><text:span text:style-name="T1"> – загружает содержимое текстового файла в переменную с именем </text:span><text:span text:style-name="T5">pTarget</text:span><text:span text:style-name="T1">.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text:span></text:p>
      <text:p text:style-name="P2"/>
      <text:p text:style-name="P2"><text:span text:style-name="T1"><text:tab/></text:span><text:span text:style-name="T2">_</text:span><text:span text:style-name="T7">SaveVarToFile</text:span><text:span text:style-name="T2">(</text:span><text:span text:style-name="T7">sym</text:span><text:span text:style-name="T2"> </text:span><text:span text:style-name="T7">pTarget</text:span><text:span text:style-name="T2">, </text:span><text:span text:style-name="T7">sym</text:span><text:span text:style-name="T2"> </text:span><text:span text:style-name="T7">pFile</text:span><text:span text:style-name="T2">)</text:span><text:span text:style-name="T1"> – сохраняет значение переменной в указанный файл.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 Если путь к файлу не существует, будет создан новый файл.</text:span></text:p>
      <text:p text:style-name="P2"/>
      <text:p text:style-name="P2"><text:span text:style-name="T1"><text:tab/></text:span><text:span text:style-name="T2">_</text:span><text:bookmark-start text:name="__DdeLink__1330_475062769"/><text:span text:style-name="T7">SaveFragmentToFile</text:span><text:bookmark-end text:name="__DdeLink__1330_475062769"/><text:span text:style-name="T2">(</text:span><text:span text:style-name="T7">sym</text:span><text:span text:style-name="T2"> </text:span><text:span text:style-name="T7">pTarget</text:span><text:span text:style-name="T2">, </text:span><text:span text:style-name="T7">sym</text:span><text:span text:style-name="T2"> </text:span><text:span text:style-name="T7">pFile</text:span><text:span text:style-name="T2">)</text:span><text:span text:style-name="T1"> – сохраняет отложенный фрагмент с меткой, содержащейся в переменной </text:span><text:span text:style-name="T5">pTarget</text:span><text:span text:style-name="T1"> в указанный файл.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 Если путь к файлу не существует, будет создан новый файл.</text:span></text:p>
      <text:p text:style-name="P2"/>
      <text:p text:style-name="P2"><text:span text:style-name="T1"><text:tab/></text:span><text:span text:style-name="T2">Важно:</text:span><text:span text:style-name="T1"> функция _</text:span><text:span text:style-name="T5">SaveFragmentToFile</text:span><text:span text:style-name="T1">() сохраняет фрагмент «как есть», не разворачивая фрагменты тех меток, которые встретятся в тексте.</text:span></text:p>
      <text:p text:style-name="P2"/>
      <text:p text:style-name="P2"><text:span text:style-name="T1"><text:tab/></text:span><text:span text:style-name="T2">_</text:span><text:span text:style-name="T7">GetConfig</text:span><text:span text:style-name="T2">(</text:span><text:span text:style-name="T7">sym</text:span><text:span text:style-name="T2"> </text:span><text:bookmark-start text:name="__DdeLink__1154_826790505"/><text:span text:style-name="T7">pFile</text:span><text:bookmark-end text:name="__DdeLink__1154_826790505"/><text:span text:style-name="T2">, s</text:span><text:span text:style-name="T7">ym</text:span><text:span text:style-name="T2"> pLine)</text:span><text:span text:style-name="T1"> – загружает значение параметра <text:s/>pLine из файла <text:s/></text:span><text:span text:style-name="T5">pFile</text:span><text:span text:style-name="T1">.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 Файл должен иметь структуру &lt;параметр&gt;=&lt;значение&gt;.</text:span></text:p>
      <text:p text:style-name="P2"/>
      <text:p text:style-name="P2"><text:span text:style-name="T1"><text:tab/></text:span><text:span text:style-name="T2">_</text:span><text:span text:style-name="T7">SaveState</text:span><text:span text:style-name="T2">()</text:span><text:span text:style-name="T1"> – сохраняет текущее состояние всех стеков </text:span><text:span text:style-name="T5">ELI</text:span><text:span text:style-name="T1"> в файл </text:span><text:span text:style-name="T5">state</text:span><text:span text:style-name="T1">.</text:span><text:span text:style-name="T5">log</text:span><text:span text:style-name="T1"> </text:span><text:bookmark-start text:name="__DdeLink__1240_1126955674"/><text:span text:style-name="T1">в каталоге из которого запущен </text:span><text:span text:style-name="T5">ELI</text:span><text:bookmark-end text:name="__DdeLink__1240_1126955674"/><text:span text:style-name="T1">.</text:span></text:p>
      <text:p text:style-name="P2"/>
      <text:p text:style-name="P2"><text:span text:style-name="T1"><text:tab/></text:span><text:span text:style-name="T2">_</text:span><text:span text:style-name="T7">SaveVar</text:span><text:span text:style-name="T2">S</text:span><text:span text:style-name="T7">tack</text:span><text:span text:style-name="T2">(</text:span><text:span text:style-name="T7">num</text:span><text:span text:style-name="T2"> </text:span><text:span text:style-name="T7">pLevel</text:span><text:span text:style-name="T2">)</text:span><text:span text:style-name="T1"> – сохраняет состояние стека переменных в файл </text:span><text:span text:style-name="T5">varstack</text:span><text:span text:style-name="T1">.</text:span><text:span text:style-name="T5">log</text:span><text:span text:style-name="T1"> в каталоге из которого запущен </text:span><text:span text:style-name="T5">ELI</text:span><text:span text:style-name="T1">. </text:span>Если <text:span text:style-name="T1">аргумент </text:span><text:span text:style-name="T5">pLevel</text:span><text:span text:style-name="T1"> равен 0 сохраняется </text:span><text:soft-page-break/><text:span text:style-name="T1">содержимое глобального стека, если 1 – локального (то есть используемого в данный момент).</text:span></text:p>
      <text:p text:style-name="P2"/>
      <text:p text:style-name="P2"><text:span text:style-name="T1"><text:tab/></text:span><text:span text:style-name="T2">_</text:span><text:span text:style-name="T7">WriteOut</text:span><text:span text:style-name="T2">(</text:span><text:span text:style-name="T7">sym</text:span><text:span text:style-name="T2"> </text:span><text:span text:style-name="T7">pStr</text:span><text:span text:style-name="T2">)</text:span><text:span text:style-name="T1"> – выводит в стандартный поток вывода содержимое аргумента </text:span><text:span text:style-name="T5">pStr</text:span><text:span text:style-name="T1">. Кроме стандартного набора допустимых значений для аргумента, в нем могут быть переданы шесть зарезервированных слов:</text:span></text:p>
      <text:p text:style-name="P2"><text:span text:style-name="T1"><text:tab/></text:span><text:span text:style-name="T2">#</text:span><text:span text:style-name="T7">varstack</text:span><text:span text:style-name="T1"> – выводит в поток содержимое стека переменных. Используется текущий активный стек.</text:span></text:p>
      <text:p text:style-name="P2"><text:span text:style-name="T2"><text:tab/>#</text:span><text:span text:style-name="T7">funcstack</text:span><text:span text:style-name="T1"> – выводит в поток содержимое стека функций.</text:span></text:p>
      <text:p text:style-name="P2"><text:span text:style-name="T2"><text:tab/>#</text:span><text:span text:style-name="T7">prmstack</text:span><text:span text:style-name="T2"> – </text:span><text:span text:style-name="T1">вывод стека параметров.</text:span></text:p>
      <text:p text:style-name="P2"><text:span text:style-name="T2"><text:tab/>#</text:span><text:span text:style-name="T7">objstack</text:span><text:span text:style-name="T2"> – </text:span><text:span text:style-name="T1">вывод стека объектов.</text:span></text:p>
      <text:p text:style-name="P2"><text:span text:style-name="T2"><text:tab/>#</text:span><text:span text:style-name="T7">clstack</text:span><text:span text:style-name="T2"> – </text:span><text:span text:style-name="T1">вывод стека классов.</text:span></text:p>
      <text:p text:style-name="P2"><text:span text:style-name="T2"><text:tab/>#</text:span><text:span text:style-name="T7">procstack</text:span><text:span text:style-name="T2"> – </text:span><text:span text:style-name="T1">вывод стека процедур.</text:span></text:p>
      <text:p text:style-name="P2"><text:span text:style-name="T2"><text:tab/>#</text:span><text:span text:style-name="T7">frgstack</text:span><text:span text:style-name="T2"> – </text:span><text:span text:style-name="T1">вывод стека отложенных фрагментов кода.</text:span></text:p>
      <text:p text:style-name="P2"><text:span text:style-name="T1"><text:tab/>#</text:span><text:span text:style-name="T7">endl</text:span><text:span text:style-name="T1"> – вывод символа конца строки (перенос каретки).</text:span></text:p>
      <text:p text:style-name="P2"/>
      <text:p text:style-name="P2"><text:span text:style-name="T1"><text:tab/></text:span><text:span text:style-name="T2">_</text:span><text:span text:style-name="T7">ReadIn</text:span><text:span text:style-name="T2">(</text:span><text:span text:style-name="T7">sym</text:span><text:span text:style-name="T2"> </text:span><text:span text:style-name="T7">pVar</text:span><text:span text:style-name="T2">)</text:span><text:span text:style-name="T1"> – читает символы из стандартного потока ввода и записывает их в переменную </text:span><text:span text:style-name="T5">pVar</text:span><text:span text:style-name="T1">. Максимальное количество символов для ввода: 4096.</text:span></text:p>
      <text:p text:style-name="P2"/>
      <text:p text:style-name="P2"><text:span text:style-name="T1"><text:tab/></text:span><text:span text:style-name="T2">_</text:span><text:span text:style-name="T7">System</text:span><text:span text:style-name="T2">(</text:span><text:span text:style-name="T7">sym</text:span><text:span text:style-name="T2"> </text:span><text:span text:style-name="T7">pCmd</text:span><text:span text:style-name="T2">)</text:span><text:span text:style-name="T1"> – выполняет команду </text:span><text:span text:style-name="T5">Windows</text:span><text:span text:style-name="T1">, содержащуюся в аргументе </text:span><text:span text:style-name="T5">pCmd</text:span><text:span text:style-name="T1">. Аналог С++ функции </text:span><text:span text:style-name="T5">system</text:span><text:span text:style-name="T1">().</text:span></text:p>
      <text:p text:style-name="P2"/>
      <text:p text:style-name="P2"><text:span text:style-name="T1"><text:tab/></text:span><text:span text:style-name="T2">_</text:span><text:span text:style-name="T7">LastError</text:span><text:span text:style-name="T2">()</text:span><text:span text:style-name="T1"> – возвращает описание последней зафиксированной ошибки.</text:span></text:p>
      <text:p text:style-name="P2"/>
      <text:p text:style-name="P2"><text:span text:style-name="T1"><text:tab/></text:span><text:span text:style-name="T2">_</text:span><text:span text:style-name="T7">ConnectLib</text:span><text:span text:style-name="T2">(</text:span><text:span text:style-name="T7">sym</text:span><text:span text:style-name="T2"> </text:span><text:span text:style-name="T7">pPath</text:span><text:span text:style-name="T2">)</text:span><text:span text:style-name="T1"> – подключает к интерпретатору внешнюю библиотеку </text:span><text:span text:style-name="T5">dll</text:span><text:span text:style-name="T1">. Возвращает дескриптор подключенной библиотеки. В случае неудачи возвращает -1. Путь к файлу может быть как абсолютный так и условный («.\&lt;имя файла&gt;»). В последнем случае поиск ведется в каталоге где расположена </text:span><text:span text:style-name="T5">dll</text:span><text:span text:style-name="T1"> интерпретатора.</text:span></text:p>
      <text:p text:style-name="P2"/>
      <text:p text:style-name="P2"><text:span text:style-name="T1"><text:tab/></text:span><text:span text:style-name="T2">_</text:span><text:span text:style-name="T7">FreeLib</text:span><text:span text:style-name="T2">(</text:span><text:span text:style-name="T7">num</text:span><text:span text:style-name="T2"> </text:span><text:span text:style-name="T7">pHandle</text:span><text:span text:style-name="T2">)</text:span><text:span text:style-name="T1"> – освобождает подключенную внешнюю библиотеку.</text:span></text:p>
      <text:p text:style-name="P2"/>
      <text:p text:style-name="P2"><text:span text:style-name="T1"><text:tab/></text:span><text:span text:style-name="T2">_ImportFunc(</text:span><text:span text:style-name="T7">num</text:span><text:span text:style-name="T2"> pHandle,</text:span><text:span text:style-name="T7">sym</text:span><text:span text:style-name="T2"> pExtName,</text:span><text:span text:style-name="T7">sym</text:span><text:span text:style-name="T2"> pInName,</text:span><text:span text:style-name="T7">sym</text:span><text:span text:style-name="T2"> pArgList)</text:span><text:span text:style-name="T1"> – импортирует из подключаемой библиотеки, имеющей дескриптор </text:span><text:span text:style-name="T5">pHandle</text:span><text:span text:style-name="T1">, функцию-обертку с именем <text:s/>pExtName и добавляет ее в стек интерпретатора под именем <text:s/>pInName и списком аргументов <text:s/>pArgList. Значениями аргументов pInName и <text:s/></text:span><text:bookmark-start text:name="__DdeLink__1442_138007331"/><text:span text:style-name="T1">pArgList</text:span><text:bookmark-end text:name="__DdeLink__1442_138007331"/><text:span text:style-name="T1"> должны быть константные строки, поскольку в pInName используется символ признака функции «_», а pArgList содержит пробелы, которые будут потеряны без использования константной строки.</text:span></text:p>
      <text:p text:style-name="P2"/>
      <text:p text:style-name="P2"><text:tab/><text:span text:style-name="T4">_DebugIntoFile</text:span><text:span text:style-name="T2">() </text:span><text:span text:style-name="T1">– включает логирование действий интерпретатора, делает вывод в файл.</text:span></text:p>
      <text:p text:style-name="P2"/>
      <text:p text:style-name="P2"><text:span text:style-name="T1"><text:tab/></text:span><text:span text:style-name="T2">_DebugIntoScreen()</text:span><text:span text:style-name="T1"> – <text:s/>включает логирование действий интерпретатора, делает вывод в стандартный поток вывода.</text:span></text:p>
      <text:p text:style-name="P2"/>
      <text:p text:style-name="P2"><text:span text:style-name="T1"><text:tab/></text:span><text:span text:style-name="T2">_StopDebug()</text:span><text:span text:style-name="T1"> – отключает логирование действий интерпретатора.</text:span></text:p>
      <text:p text:style-name="P2"/>
      <text:p text:style-name="P2"><text:span text:style-name="T1"><text:tab/>Аргументы функций представлены типами данных языка </text:span><text:span text:style-name="T5">ELI</text:span><text:span text:style-name="T1">:</text:span></text:p>
      <text:p text:style-name="P2"><text:span text:style-name="T1"><text:tab/></text:span><text:span text:style-name="T7">num</text:span><text:span text:style-name="T1"> – числовой.</text:span></text:p>
      <text:p text:style-name="P2"><text:soft-page-break/><text:span text:style-name="T2"><text:tab/></text:span><text:span text:style-name="T7">sym</text:span><text:span text:style-name="T1"> – строковый.</text:span></text:p>
      <text:p text:style-name="P2"/>
      <text:p text:style-name="P2"><text:span text:style-name="T1"><text:tab/>Тип параметра определяет лишь механизм интерпретации значения, которое будет передано функции в теле скрипта, сами параметры хранятся в стеке без указания типа. В самих же функциях-обертках используются методы класса </text:span><text:span text:style-name="T5">ELI</text:span><text:span text:style-name="T1">, типа GetParamToInt() для получения из стека параметра с нужным типом.</text:span></text:p>
      <text:p text:style-name="P2"/>
      <text:p text:style-name="P2"><text:span text:style-name="T10">//----------------------------------------------------------------------------------------------------------------------</text:span></text:p>
      <text:p text:style-name="P2"><text:span text:style-name="T10">$</text:span><text:span text:style-name="T9">n</text:span><text:span text:style-name="T10"> = _</text:span><text:span text:style-name="T9">random</text:span><text:span text:style-name="T10">(10);</text:span></text:p>
      <text:p text:style-name="P2"><text:span text:style-name="T10">//----------------------------------------------------------------------------------------------------------------------</text:span></text:p>
      <text:p text:style-name="P2"/>
      <text:p text:style-name="P2"><text:span text:style-name="T1"><text:tab/>Аргументами функции могут выступать: переменные, константы, скалярные выражения, свойства и методы объектов, а также другие функции.</text:span></text:p>
      <text:p text:style-name="P2"/>
      <text:p text:style-name="P2"/>
      <text:p text:style-name="P3"><text:tab/><text:span text:style-name="T2">Процедуры</text:span></text:p>
      <text:p text:style-name="P3"/>
      <text:p text:style-name="P2"><text:span text:style-name="T1"><text:tab/>Процедуры не возвращают значений, но их реализация полностью зависит от пользователя. Кроме того, в отличие от функций, предопределенных кодом библиотеки </text:span><text:span text:style-name="T5">ELI</text:span><text:span text:style-name="T1"> или основного приложения, процедуры могут быть созданы, использованы и удалены во время выполнения скрипта. Определенная в одном контексте (например, в теле другой процедуры), процедура может быть использована в любом другом, до тех пор, пока не будет освобождена библиотека </text:span><text:span text:style-name="T5">ELI</text:span><text:span text:style-name="T1">. Имя процедуры – уникально, и не должно совпадать с именем встроенной функции. Все переменные, объявленные в теле процедуры, видимы только в ней и будут уничтожены, как только процедура завершит работу. В теле процедуры нельзя использовать переменные, объявленные вне ее, так как они размещены в другом стеке переменных.</text:span></text:p>
      <text:p text:style-name="P2"/>
      <text:p text:style-name="P2"><text:span text:style-name="T1"><text:tab/>Объявление процедуры:</text:span></text:p>
      <text:p text:style-name="P2"/>
      <text:p text:style-name="P2"><text:span text:style-name="T10">//----------------------------------------------------------------------------------------------------------------------</text:span></text:p>
      <text:p text:style-name="P2"><text:span text:style-name="T10">#</text:span><text:span text:style-name="T9">procedure</text:span><text:span text:style-name="T10"> </text:span><text:span text:style-name="T9">foo</text:span><text:span text:style-name="T10">($</text:span><text:span text:style-name="T9">arg</text:span><text:span text:style-name="T10">1, $</text:span><text:span text:style-name="T9">arg</text:span><text:span text:style-name="T10">2)</text:span></text:p>
      <text:p text:style-name="P2"><text:span text:style-name="T10">{</text:span></text:p>
      <text:p text:style-name="P2"><text:span text:style-name="T10">&lt;некоторый код&gt;</text:span></text:p>
      <text:p text:style-name="P2"><text:span text:style-name="T10">}</text:span></text:p>
      <text:p text:style-name="P2"><text:span text:style-name="T10">//----------------------------------------------------------------------------------------------------------------------</text:span></text:p>
      <text:p text:style-name="P2"><text:span text:style-name="T10"><text:s/></text:span></text:p>
      <text:p text:style-name="P2"><text:span text:style-name="T1"><text:tab/>Обращение:</text:span></text:p>
      <text:p text:style-name="P2"/>
      <text:p text:style-name="P2"/>
      <text:p text:style-name="P2"><text:span text:style-name="T10">//----------------------------------------------------------------------------------------------------------------------</text:span></text:p>
      <text:p text:style-name="P2"><text:span text:style-name="T10">:</text:span><text:span text:style-name="T9">foo</text:span><text:span text:style-name="T10">(10, 5);</text:span></text:p>
      <text:p text:style-name="P2"><text:span text:style-name="T10">//----------------------------------------------------------------------------------------------------------------------</text:span></text:p>
      <text:p text:style-name="P2"/>
      <text:p text:style-name="P2"><text:span text:style-name="T1"><text:tab/>Удаление из списка:</text:span></text:p>
      <text:p text:style-name="P2"/>
      <text:p text:style-name="P2"><text:span text:style-name="T10">//----------------------------------------------------------------------------------------------------------------------</text:span></text:p>
      <text:p text:style-name="P2"><text:span text:style-name="T10">#</text:span><text:span text:style-name="T9">drop</text:span><text:span text:style-name="T10"> </text:span><text:span text:style-name="T9">foo</text:span><text:span text:style-name="T10">;</text:span></text:p>
      <text:p text:style-name="P2"><text:soft-page-break/><text:span text:style-name="T10">//----------------------------------------------------------------------------------------------------------------------</text:span></text:p>
      <text:p text:style-name="P2"/>
      <text:p text:style-name="P2"><text:span text:style-name="T1"><text:tab/>У процедуры может быть произвольное число аргументов. Аргументы инициализируются в локальном стеке переменных процедуры как переменные типа </text:span><text:span text:style-name="T5">sym</text:span><text:span text:style-name="T1">. При вызове процедуры, значения, переданные ей в качестве аргументов, будут присвоены соответствующим переменным. Передача аргументов происходит по значению, поэтому значения аргументов, переданных процедуре, остаются неизменными. В качестве аргументов могут выступать: константные значения, переменные, результаты выражений, свойства объектов и возвращаемые значения функций и методов.</text:span></text:p>
      <text:p text:style-name="P2"><text:span text:style-name="T1"><text:tab/>Пользовательские процедуры хранятся в специальном стеке. При объявлении процедуры в нем создаются два элемента с категорией «</text:span><text:span text:style-name="T5">procedure</text:span><text:span text:style-name="T1">» и именем, указанным в строке с объявлением. Один содержит список аргументов, второй – ссылку-идентификатор, указывающую на тело процедуры, хранящееся в стеке фрагментов кода.</text:span></text:p>
      <text:p text:style-name="P2"/>
      <text:p text:style-name="P2"/>
      <text:p text:style-name="P3"><text:span text:style-name="T1"><text:tab/></text:span><text:span text:style-name="T2">Объекты</text:span></text:p>
      <text:p text:style-name="P3"/>
      <text:p text:style-name="P2"><text:span text:style-name="T1"><text:tab/>В языке </text:span><text:span text:style-name="T5">ELI</text:span><text:span text:style-name="T1"> понятие «объект» представляет собой абстракцию, олицетворяющую некоторое множество записей из специального стека объектов. Для интерпретатора каждый элемент стека – это набор типизированных полей, описанных в структуре:</text:span></text:p>
      <text:p text:style-name="P2"/>
      <text:p text:style-name="P2"/>
      <text:p text:style-name="P2"><text:span text:style-name="T8">//----------------------------------------------------------------------------------------------------------------------</text:span></text:p>
      <text:p text:style-name="P2"><text:span text:style-name="T9">struct</text:span><text:span text:style-name="T8"> </text:span><text:span text:style-name="T9">RESOURCE</text:span></text:p>
      <text:p text:style-name="P2"><text:span text:style-name="T8">{</text:span></text:p>
      <text:p text:style-name="P2"><text:span text:style-name="T8"><text:s text:c="2"/></text:span><text:span text:style-name="T9">UINT</text:span><text:span text:style-name="T8"> </text:span><text:span text:style-name="T9">Index</text:span><text:span text:style-name="T8">; <text:s text:c="18"/><text:tab/> <text:s text:c="4"/>//индекс</text:span></text:p>
      <text:p text:style-name="P2"><text:span text:style-name="T8"><text:s text:c="2"/></text:span><text:span text:style-name="T9">std</text:span><text:span text:style-name="T8">::</text:span><text:span text:style-name="T9">wstring</text:span><text:span text:style-name="T8"> </text:span><text:span text:style-name="T9">ObjectCathegory</text:span><text:span text:style-name="T8">; <text:s/>//категория объекта-владельца</text:span></text:p>
      <text:p text:style-name="P2"><text:span text:style-name="T8"><text:s text:c="2"/></text:span><text:span text:style-name="T9">std::wstring ObjectID; <text:s text:c="13"/>//ID объекта-владельца</text:span></text:p>
      <text:p text:style-name="P2"><text:span text:style-name="T9"><text:s text:c="2"/>std::wstring PropertyID; <text:s text:c="10"/>//ID свойства</text:span></text:p>
      <text:p text:style-name="P2"><text:span text:style-name="T9"><text:s text:c="2"/>std::wstring Value; <text:s text:c="19"/>//значение</text:span></text:p>
      <text:p text:style-name="P2"><text:span text:style-name="T9"><text:s text:c="2"/>std::wstring KeepInStack; <text:s text:c="7"/>//хранить ресурс в стеке после компакта</text:span></text:p>
      <text:p text:style-name="P2"><text:span text:style-name="T9"><text:s text:c="2"/>std</text:span><text:span text:style-name="T10">::</text:span><text:span text:style-name="T9">wstring</text:span><text:span text:style-name="T10"> </text:span><text:span text:style-name="T9">SaveInFile</text:span><text:span text:style-name="T10">; <text:s text:c="10"/>//сохранять ли значение ресурса в файл на диске</text:span></text:p>
      <text:p text:style-name="P2"><text:span text:style-name="T10">};</text:span></text:p>
      <text:p text:style-name="P2"><text:span text:style-name="T10">//----------------------------------------------------------------------------------------------------------------------</text:span></text:p>
      <text:p text:style-name="P2"/>
      <text:p text:style-name="P2"><text:span text:style-name="T1"><text:tab/>Стек объектов описан как std::vector&lt;RESOURCE&gt; и включен в специальный класс RESOURCESTACK. Объектом в представлении интерпретатора является набор элементов стека объектов, для которых поле </text:span><text:span text:style-name="T5">ObjectID</text:span><text:span text:style-name="T1"> одинаковое. Поле </text:span><text:span text:style-name="T5">PropertyID</text:span><text:span text:style-name="T1"> обозначает свойство объекта, а поле </text:span><text:span text:style-name="T5">Value</text:span><text:span text:style-name="T1"> – значение этого свойства. Ключевой особенностью </text:span><text:span text:style-name="T5">ELI</text:span><text:span text:style-name="T1"> при работе с объектами является возможность добавлять свойства прямо «на лету». Набор методов, напротив, строго ограничен. Каждый объект содержит следующие методы:</text:span></text:p>
      <text:p text:style-name="P2"/>
      <text:p text:style-name="P2"><text:span text:style-name="T2"><text:tab/>С</text:span><text:span text:style-name="T7">reate</text:span><text:span text:style-name="T2">(</text:span><text:span text:style-name="T7">sym</text:span><text:span text:style-name="T2"> </text:span><text:span text:style-name="T7">cathegory</text:span><text:span text:style-name="T2">, </text:span><text:span text:style-name="T7">sym</text:span><text:span text:style-name="T2"> </text:span><text:span text:style-name="T7">ctor</text:span><text:span text:style-name="T2">_</text:span><text:span text:style-name="T7">args</text:span><text:span text:style-name="T2">)</text:span><text:span text:style-name="T1"> – создает новый объект с указанной категорией. Аргумент ctor_args содержит список аргументов для конструктора класса.</text:span></text:p>
      <text:p text:style-name="P2"><text:span text:style-name="T2"><text:tab/></text:span></text:p>
      <text:p text:style-name="P2"><text:span text:style-name="T2"><text:tab/></text:span><text:span text:style-name="T7">Exist</text:span><text:span text:style-name="T2">()</text:span><text:span text:style-name="T1"> – проверяет, присутствует ли в стеке объект, возвращает 1, если существует хотя бы один элемент стека объектов, для которого ObjectID равно имени объекта, использующего данный метод.</text:span></text:p>
      <text:p text:style-name="P2"><text:soft-page-break/><text:span text:style-name="T2"><text:tab/></text:span></text:p>
      <text:p text:style-name="P2"><text:span text:style-name="T2"><text:tab/></text:span><text:span text:style-name="T7">Have</text:span><text:span text:style-name="T2">(</text:span><text:span text:style-name="T7">sym</text:span><text:span text:style-name="T2"> </text:span><text:span text:style-name="T7">prop</text:span><text:span text:style-name="T2">_</text:span><text:span text:style-name="T7">name</text:span><text:span text:style-name="T2">)</text:span><text:span text:style-name="T1"> – проверяет существует ли свойство у объекта.</text:span></text:p>
      <text:p text:style-name="P2"/>
      <text:p text:style-name="P2"><text:span text:style-name="T2"><text:tab/></text:span><text:span text:style-name="T7">Add</text:span><text:span text:style-name="T2">(</text:span><text:span text:style-name="T7">sym</text:span><text:span text:style-name="T2"> </text:span><text:span text:style-name="T7">prop</text:span><text:span text:style-name="T2">_</text:span><text:span text:style-name="T7">name</text:span><text:span text:style-name="T2">, </text:span><text:span text:style-name="T7">sym</text:span><text:span text:style-name="T2"> </text:span><text:span text:style-name="T7">val</text:span><text:span text:style-name="T2">)</text:span><text:span text:style-name="T1"> – добавляет свойство объекта.</text:span></text:p>
      <text:p text:style-name="P2"/>
      <text:p text:style-name="P2"><text:span text:style-name="T1"><text:tab/>Несмотря на то, что аргумент </text:span><text:span text:style-name="T5">val</text:span><text:span text:style-name="T1"> метода </text:span><text:span text:style-name="T5">Add</text:span><text:span text:style-name="T1">() объявлен как </text:span><text:span text:style-name="T5">string</text:span><text:span text:style-name="T1">, его можно использовать, чтобы передавать числовое значение. Таким же образом можно присваивать свойствам объектов числовые значения, хотя поле </text:span><text:span text:style-name="T5">Value</text:span><text:span text:style-name="T1"> структуры </text:span><text:span text:style-name="T5">RESOURCE</text:span><text:span text:style-name="T1"> является строкой. Это достигается благодаря нестрогому соответствию типов языка.</text:span></text:p>
      <text:p text:style-name="P2"/>
      <text:p text:style-name="P2"><text:span text:style-name="T2"><text:tab/></text:span><text:span text:style-name="T7">Remove</text:span><text:span text:style-name="T2">(</text:span><text:span text:style-name="T7">sym</text:span><text:span text:style-name="T2"> </text:span><text:span text:style-name="T7">prop</text:span><text:span text:style-name="T2">_</text:span><text:span text:style-name="T7">name</text:span><text:span text:style-name="T2">)</text:span><text:span text:style-name="T1"> – удаляет свойство с именем </text:span><text:span text:style-name="T5">prop</text:span><text:span text:style-name="T1">_</text:span><text:span text:style-name="T5">name</text:span><text:span text:style-name="T1">.</text:span></text:p>
      <text:p text:style-name="P2"/>
      <text:p text:style-name="P2"><text:span text:style-name="T2"><text:tab/></text:span><text:span text:style-name="T7">Destroy</text:span><text:span text:style-name="T2">()</text:span><text:span text:style-name="T1"> – удаляет созданный объект.</text:span></text:p>
      <text:p text:style-name="P2"/>
      <text:p text:style-name="P2"><text:span text:style-name="T2"><text:tab/></text:span><text:span text:style-name="T7">Keep</text:span><text:span text:style-name="T2">(</text:span><text:span text:style-name="T7">sym</text:span><text:span text:style-name="T2"> </text:span><text:span text:style-name="T7">prop</text:span><text:span text:style-name="T2">_</text:span><text:span text:style-name="T7">name</text:span><text:span text:style-name="T2">, </text:span><text:span text:style-name="T7">sym</text:span><text:span text:style-name="T2"> </text:span><text:span text:style-name="T7">istrue</text:span><text:span text:style-name="T2">)</text:span><text:span text:style-name="T1"> – указывает нужно ли хранить свойство в стеке. Аргумент </text:span><text:span text:style-name="T5">istrue</text:span><text:span text:style-name="T1"> может принимать значения 1 или 0.</text:span></text:p>
      <text:p text:style-name="P2"/>
      <text:p text:style-name="P2"><text:span text:style-name="T2"><text:tab/></text:span><text:span text:style-name="T7">Save</text:span><text:span text:style-name="T2">(</text:span><text:span text:style-name="T7">sym</text:span><text:span text:style-name="T2"> </text:span><text:span text:style-name="T7">prop</text:span><text:span text:style-name="T2">_</text:span><text:span text:style-name="T7">name</text:span><text:span text:style-name="T2">, </text:span><text:span text:style-name="T7">sym</text:span><text:span text:style-name="T2"> </text:span><text:span text:style-name="T7">istrue</text:span><text:span text:style-name="T2">)</text:span><text:span text:style-name="T1"> – указывает нужно ли сохранять строку с этим свойством в файл. Аргумент </text:span><text:span text:style-name="T5">istrue</text:span><text:span text:style-name="T1"> может принимать значения 1 или 0.</text:span></text:p>
      <text:p text:style-name="P2"/>
      <text:p text:style-name="P2"><text:span text:style-name="T1"><text:tab/></text:span><text:span text:style-name="T7">Execute</text:span><text:span text:style-name="T2">(</text:span><text:span text:style-name="T7">sym</text:span><text:span text:style-name="T2"> </text:span><text:span text:style-name="T7">prop</text:span><text:span text:style-name="T2">_</text:span><text:span text:style-name="T7">name</text:span><text:span text:style-name="T2">)</text:span><text:span text:style-name="T1"> – выполняет отложенный фрагмент кода, идентификатор которого содержится в свойстве </text:span><text:span text:style-name="T5">prop</text:span><text:span text:style-name="T1">_</text:span><text:span text:style-name="T5">name</text:span><text:span text:style-name="T1">. Идентификатор должен быть предварительно создан с помощью директивы #</text:span><text:span text:style-name="T5">make</text:span><text:span text:style-name="T1">. При вызове этого метода создается временная процедура с одним аргументом $</text:span><text:span text:style-name="T5">this</text:span><text:span text:style-name="T1">, в котором содержится имя объекта. </text:span></text:p>
      <text:p text:style-name="P2"/>
      <text:p text:style-name="P2"><text:span text:style-name="T1"><text:tab/></text:span><text:span text:style-name="T2">Важно:</text:span><text:span text:style-name="T1"> хотя метод </text:span><text:span text:style-name="T7">Execute</text:span><text:span text:style-name="T1"> исполняет ту же функцию, что и директива </text:span><text:span text:style-name="T2">#</text:span><text:span text:style-name="T7">run</text:span><text:span text:style-name="T1"> </text:span><text:bookmark-start text:name="__DdeLink__1296_1959866826"/><text:span text:style-name="T1">и функция </text:span><text:span text:style-name="T2">_R</text:span><text:span text:style-name="T7">un</text:span><text:span text:style-name="T2">()</text:span><text:bookmark-end text:name="__DdeLink__1296_1959866826"/><text:span text:style-name="T1">, между ними есть существенная разница. Директива #</text:span><text:span text:style-name="T5">run</text:span><text:span text:style-name="T1"> и функция _R</text:span><text:span text:style-name="T5">un</text:span><text:span text:style-name="T1">()</text:span><text:span text:style-name="T2"> </text:span><text:span text:style-name="T1">работают в рамках текущего контекста, в то время как метод </text:span><text:span text:style-name="T5">Execute</text:span><text:span text:style-name="T1"> создает новый контекст и код, разворачивающийся при вызове метода, выполняется в рамках этого контекста.</text:span></text:p>
      <text:p text:style-name="P2"/>
      <text:p text:style-name="P2"><text:span text:style-name="T1"><text:tab/></text:span><text:span text:style-name="T7">Show</text:span><text:span text:style-name="T2">()</text:span><text:span text:style-name="T1"> – выводит на экран все свойства объекта.</text:span></text:p>
      <text:p text:style-name="P2"/>
      <text:p text:style-name="P2"><text:tab/><text:span text:style-name="T7">GetName</text:span><text:span text:style-name="T2">()</text:span><text:span text:style-name="T1"> – возвращает имя объекта.</text:span></text:p>
      <text:p text:style-name="P2"/>
      <text:p text:style-name="P2"><text:span text:style-name="T1"><text:tab/></text:span><text:span text:style-name="T7">ExportIn</text:span><text:span text:style-name="T2">(</text:span><text:span text:style-name="T7">sym</text:span><text:span text:style-name="T2"> </text:span><text:span text:style-name="T7">pPropNames</text:span><text:span text:style-name="T2">, </text:span><text:span text:style-name="T7">sym</text:span><text:span text:style-name="T2"> </text:span><text:span text:style-name="T7">pPropVals</text:span><text:span text:style-name="T2">)</text:span><text:span text:style-name="T1"> – экспортирует свойства объекта в два объекта-списка, с заданными именами. Каждое свойство объекта-списка </text:span><text:span text:style-name="T5">pPropNames</text:span><text:span text:style-name="T1"> будет иметь числовой индекс, а значением этого свойства будет имя свойства исходного объекта. У объекта <text:s/></text:span><text:span text:style-name="T5">pPropVals</text:span><text:span text:style-name="T1"> значения свойств будут содержать значения свойств исходного объекта. Кроме того последним свойством обоих списков будет </text:span><text:span text:style-name="T5">Count</text:span><text:span text:style-name="T1">, содержащее количество индексных элементов списка.</text:span></text:p>
      <text:p text:style-name="P2"><text:span text:style-name="T1"><text:tab/>Например</text:span><text:span text:style-name="T5">:</text:span></text:p>
      <text:p text:style-name="P2"><text:span text:style-name="T9">//----------------------------------------------------------------------------------------------------------------------</text:span></text:p>
      <text:p text:style-name="P2"><text:span text:style-name="T9">&amp;Hero.Create(NPC, '');</text:span></text:p>
      <text:p text:style-name="P2"><text:span text:style-name="T9">&amp;Hero.Add(Strength, 100)</text:span><text:span text:style-name="T8">;</text:span></text:p>
      <text:p text:style-name="P2"><text:span text:style-name="T10">&amp;</text:span><text:span text:style-name="T9">Hero</text:span><text:span text:style-name="T10">.</text:span><text:span text:style-name="T9">ExportIn</text:span><text:span text:style-name="T10">(</text:span><text:span text:style-name="T9">x</text:span><text:span text:style-name="T10">, </text:span><text:span text:style-name="T9">y</text:span><text:span text:style-name="T10">);</text:span></text:p>
      <text:p text:style-name="P2"><text:span text:style-name="T10">//----------------------------------------------------------------------------------------------------------------------</text:span></text:p>
      <text:p text:style-name="P2"/>
      <text:p text:style-name="P2"><text:span text:style-name="T1"><text:tab/>Результатом выполнения &amp;</text:span><text:span text:style-name="T5">x</text:span><text:span text:style-name="T1">.</text:span><text:span text:style-name="T5">Show</text:span><text:span text:style-name="T1">() будет:</text:span></text:p>
      <text:p text:style-name="P2"><text:soft-page-break/></text:p>
      <text:p text:style-name="P2"><text:span text:style-name="T10">//----------------------------------------------------------------------------------------------------------------------</text:span></text:p>
      <text:p text:style-name="P2"><text:span text:style-name="T10">0 = </text:span><text:span text:style-name="T9">Active</text:span></text:p>
      <text:p text:style-name="P2"><text:span text:style-name="T10">1 = </text:span><text:span text:style-name="T9">Strength</text:span></text:p>
      <text:p text:style-name="P2"><text:span text:style-name="T9">Count</text:span><text:span text:style-name="T10"> = 2</text:span></text:p>
      <text:p text:style-name="P2"><text:span text:style-name="T10">//----------------------------------------------------------------------------------------------------------------------</text:span></text:p>
      <text:p text:style-name="P2"/>
      <text:p text:style-name="P2"><text:span text:style-name="T1"><text:tab/>Результатом выполнения &amp;</text:span><text:span text:style-name="T5">y</text:span><text:span text:style-name="T1">.</text:span><text:span text:style-name="T5">Show</text:span><text:span text:style-name="T1">() будет:</text:span></text:p>
      <text:p text:style-name="P2"/>
      <text:p text:style-name="P2"><text:span text:style-name="T10">//----------------------------------------------------------------------------------------------------------------------</text:span></text:p>
      <text:p text:style-name="P2"><text:span text:style-name="T10">0 = 1</text:span></text:p>
      <text:p text:style-name="P2"><text:span text:style-name="T10">1 = 100</text:span></text:p>
      <text:p text:style-name="P2"><text:span text:style-name="T9">Count</text:span><text:span text:style-name="T10"> = 2</text:span></text:p>
      <text:p text:style-name="P2"><text:span text:style-name="T10">//----------------------------------------------------------------------------------------------------------------------</text:span></text:p>
      <text:p text:style-name="P2"/>
      <text:p text:style-name="P2"><text:span text:style-name="T1"><text:tab/>Общий синтаксис при работе с объектами следующий:</text:span></text:p>
      <text:p text:style-name="P2"/>
      <text:p text:style-name="P2"><text:span text:style-name="T9">//----------------------------------------------------------------------------------------------------------------------</text:span></text:p>
      <text:p text:style-name="P2"><text:span text:style-name="T9">&amp;Hero.Create(NPC, '');</text:span></text:p>
      <text:p text:style-name="P2"><text:span text:style-name="T9">&amp;Hero.Add(Strength, 100)</text:span><text:span text:style-name="T8">;</text:span></text:p>
      <text:p text:style-name="P2"><text:span text:style-name="T10">&amp;</text:span><text:span text:style-name="T9">Hero</text:span><text:span text:style-name="T10">.</text:span><text:span text:style-name="T9">Destroy</text:span><text:span text:style-name="T10">();</text:span></text:p>
      <text:p text:style-name="P2"><text:span text:style-name="T10">//----------------------------------------------------------------------------------------------------------------------</text:span></text:p>
      <text:p text:style-name="P2"/>
      <text:p text:style-name="P2"><text:span text:style-name="T1"><text:tab/>Первая строка создает объект с именем &amp;</text:span><text:span text:style-name="T5">Hero</text:span><text:span text:style-name="T1"> и категорией </text:span><text:span text:style-name="T5">NPC</text:span><text:span text:style-name="T1">, вторая добавляет объекту числовое свойство </text:span><text:span text:style-name="T5">Strength</text:span><text:span text:style-name="T1"> со значением 100, третья – уничтожает объект. У созданного объекта по умолчанию уже два служебных свойства: </text:span><text:span text:style-name="T5">Owner</text:span><text:span text:style-name="T1"> со значением </text:span>«<text:span text:style-name="T1">&lt;</text:span><text:span text:style-name="T5">none</text:span><text:span text:style-name="T1">&gt;» и ObjectName со значением, которое соответствует имени из строки скрипта (</text:span>«<text:span text:style-name="T5">Hero</text:span><text:span text:style-name="T1">» в данному случае).</text:span></text:p>
      <text:p text:style-name="P2"><text:span text:style-name="T1"><text:tab/>Обращаться к свойствам объектов можно с помощью служебного оператора «.», так же, как это происходит во многих языках программирования при работе с полями структур. Присвоение значений производится с помощью оператора «=».</text:span></text:p>
      <text:p text:style-name="P2"/>
      <text:p text:style-name="P2"><text:span text:style-name="T10">//----------------------------------------------------------------------------------------------------------------------</text:span></text:p>
      <text:p text:style-name="P2"><text:span text:style-name="T10">$</text:span><text:span text:style-name="T9">x</text:span><text:span text:style-name="T10"> = &amp;</text:span><text:span text:style-name="T9">Hero</text:span><text:span text:style-name="T10">.</text:span><text:span text:style-name="T9">Strength</text:span><text:span text:style-name="T10">;</text:span></text:p>
      <text:p text:style-name="P2"><text:span text:style-name="T10">&amp;</text:span><text:span text:style-name="T9">Hero</text:span><text:span text:style-name="T10">.</text:span><text:span text:style-name="T9">Strength</text:span><text:span text:style-name="T10"> = $</text:span><text:span text:style-name="T9">x</text:span><text:span text:style-name="T10"> * 2;</text:span></text:p>
      <text:p text:style-name="P2"><text:span text:style-name="T10">//----------------------------------------------------------------------------------------------------------------------</text:span></text:p>
      <text:p text:style-name="P2"/>
      <text:p text:style-name="P2"><text:span text:style-name="T1"><text:tab/>Имя объекта уникально, чувствительно к регистру и может содержать только буквы, цифры и символ «_». Имя объекта может определяться значением переменной (или нескольких) – такая конструкция называется псевдонимом.</text:span></text:p>
      <text:p text:style-name="P2"/>
      <text:p text:style-name="P2"><text:span text:style-name="T9">//----------------------------------------------------------------------------------------------------------------------</text:span></text:p>
      <text:p text:style-name="P2"><text:span text:style-name="T9">$npcname = SuperHero;</text:span></text:p>
      <text:p text:style-name="P2"><text:span text:style-name="T9">&amp;$npcname.Create (NPC, '');</text:span></text:p>
      <text:p text:style-name="P2"/>
      <text:p text:style-name="P2"><text:span text:style-name="T9">$part1 = John;</text:span></text:p>
      <text:p text:style-name="P2"><text:span text:style-name="T9">$part2 = Connor;</text:span></text:p>
      <text:p text:style-name="P2"><text:span text:style-name="T9">&amp;$part1$part2.Create (Player, '');</text:span></text:p>
      <text:p text:style-name="P2"><text:soft-page-break/><text:span text:style-name="T10">//----------------------------------------------------------------------------------------------------------------------</text:span></text:p>
      <text:p text:style-name="P2"/>
      <text:p text:style-name="P2"><text:span text:style-name="T1"><text:tab/>Процедуре можно передать имя объекта в качестве параметра. Для этого нужно в вызове процедуры опустить в аргументе спецсимвол &amp;, а в теле процедуры использовать конструкцию &amp;&lt;имя аргумента процедуры&gt; в качестве псевдонима объекта.</text:span></text:p>
      <text:p text:style-name="P2"/>
      <text:p text:style-name="P2"><text:span text:style-name="T10">//----------------------------------------------------------------------------------------------------------------------</text:span></text:p>
      <text:p text:style-name="P2"><text:span text:style-name="T10">#</text:span><text:span text:style-name="T9">procedure</text:span><text:span text:style-name="T10"> </text:span><text:span text:style-name="T9">objfoo</text:span><text:span text:style-name="T10">($</text:span><text:span text:style-name="T9">arg</text:span><text:span text:style-name="T10">1, $</text:span><text:span text:style-name="T9">arg</text:span><text:span text:style-name="T10">2)</text:span></text:p>
      <text:p text:style-name="P2"><text:span text:style-name="T9">{&amp;$arg1.$arg2 = 5;}</text:span></text:p>
      <text:p text:style-name="P2"/>
      <text:p text:style-name="P2"><text:span text:style-name="T9">&amp;Hero.Create(NPC, '');</text:span></text:p>
      <text:p text:style-name="P2"><text:span text:style-name="T9">&amp;Hero.Add(Strength, 100)</text:span><text:span text:style-name="T8">;</text:span></text:p>
      <text:p text:style-name="P2"><text:span text:style-name="T9">:objfoo(Hero, Strength);</text:span></text:p>
      <text:p text:style-name="P2"><text:span text:style-name="T10">//----------------------------------------------------------------------------------------------------------------------</text:span></text:p>
      <text:p text:style-name="P2"/>
      <text:p text:style-name="P2"><text:span text:style-name="T1"><text:tab/>Псевдоним свойства, так же, как псевдоним объекта, может быть составлен из значений переменных. Однако, стоит быть внимательным при использовании числовых переменных в псевдонимах объектов или свойств. Дело в том, что значения переменных, явно определенных как числа, хранятся с десятичной точкой и именно в таком виде они будут подставлены в псевдоним. Следует учитывать, что при присваивании свойству значения </text:span><text:span text:style-name="T5">ELI</text:span><text:span text:style-name="T1"> сначала попытается привести правую часть выражения к числовому типу. Если же это невозможно – будет использован строковый тип данных.</text:span></text:p>
      <text:p text:style-name="P4"/>
      <text:p text:style-name="P4"/>
      <text:p text:style-name="P3"><text:span text:style-name="T2">Объекты классов</text:span></text:p>
      <text:p text:style-name="P3"/>
      <text:p text:style-name="P2"><text:span text:style-name="T1"><text:tab/>Выше были описаны принципы работы с простыми объектами, набор свойств которых задается пользователем для каждого экземпляра индивидуально. Кроме того, набор методов для простых объектов строго ограничен стандартными методами интерпретатора. В сущности, такие объекты можно назвать структурами. Однако, </text:span><text:span text:style-name="T5">ELI</text:span><text:span text:style-name="T1"> поддерживает также возможность создания типизированных объектов по определенному шаблону. Такой шаблон называется классом.</text:span></text:p>
      <text:p text:style-name="P2"><text:span text:style-name="T1"><text:tab/>Набор свойств класса определяется пользователем при объявлении. В дальнейшем, при создании объекта данного класса, все свойства, указанные при объявлении, будут добавлены к экземпляру объекта автоматически. Кроме того, класс позволяет включать в себя не только свойства, но и определенные пользователем методы, что выгодно отличает объект класса от простого объекта.</text:span></text:p>
      <text:p text:style-name="P2"><text:span text:style-name="T1"><text:tab/>Пример простого класса, представляющего собой список:</text:span></text:p>
      <text:p text:style-name="P2"/>
      <text:p text:style-name="P2"><text:span text:style-name="T9">//----------------------------------------------------------------------------------------------------------------------</text:span></text:p>
      <text:p text:style-name="P2"><text:span text:style-name="T9">#class List</text:span></text:p>
      <text:p text:style-name="P2"><text:span text:style-name="T9">{</text:span></text:p>
      <text:p text:style-name="P2"><text:span text:style-name="T9"><text:s text:c="3"/>#property Next = 0;</text:span></text:p>
      <text:p text:style-name="P2"><text:span text:style-name="T9"><text:s text:c="3"/>#public method AddItem($val){$x = &amp;$this.Next; &amp;$this.Add($x, $val); &amp;$this.Next = +</text:span><text:span text:style-name="T8">+</text:span><text:span text:style-name="T9">1;}</text:span></text:p>
      <text:p text:style-name="P2"><text:span text:style-name="T9"><text:s text:c="3"/>#public method Count(){#return &amp;$this.Next;}</text:span></text:p>
      <text:p text:style-name="P2"><text:span text:style-name="T9"><text:s text:c="3"/>#public method Change($ind, $val){&amp;$this.$ind = $val;}</text:span></text:p>
      <text:p text:style-name="P2"><text:span text:style-name="T9"><text:s text:c="3"/>#public method Get($ind){ #return &amp;$this.$ind;}</text:span></text:p>
      <text:p text:style-name="P2"><text:span text:style-name="T10">}</text:span></text:p>
      <text:p text:style-name="P2"><text:soft-page-break/><text:span text:style-name="T10">//----------------------------------------------------------------------------------------------------------------------</text:span></text:p>
      <text:p text:style-name="P2"/>
      <text:p text:style-name="P2"><text:span text:style-name="T1"><text:tab/>Теперь после использования стандартного метода </text:span><text:span text:style-name="T5">Create</text:span><text:span text:style-name="T1">() с аргументом </text:span><text:span text:style-name="T5">List</text:span><text:span text:style-name="T1"> будет создан объект, обладающий свойством </text:span><text:span text:style-name="T5">Next</text:span><text:span text:style-name="T1">, которое имеет значение 0.000 и четырьмя методами. После каждого вызова метода <text:s/></text:span><text:span text:style-name="T5">AddItem</text:span><text:span text:style-name="T1">(), к свойствам объекта будет добавляться еще одно с указанным значением. Само собой, к объектам классов применимы все встроенные методы </text:span><text:span text:style-name="T5">ELI</text:span><text:span text:style-name="T1">. Имя класса чувствительно к регистру, так что &amp;</text:span><text:span text:style-name="T5">obj</text:span><text:span text:style-name="T1">_1.</text:span><text:span text:style-name="T5">Create</text:span><text:span text:style-name="T1">(</text:span><text:span text:style-name="T5">List</text:span><text:span text:style-name="T1">, '') и &amp;</text:span><text:span text:style-name="T5">obj</text:span><text:span text:style-name="T1">_2.</text:span><text:span text:style-name="T5">Create</text:span><text:span text:style-name="T1">(</text:span><text:span text:style-name="T5">list</text:span><text:span text:style-name="T1">, '') создадут два разных объекта. Имя класса уникально, поэтому нельзя объявить два класса с одинаковым именем, но можно переопределить класс, удалив его с помощью специальной директивы</text:span></text:p>
      <text:p text:style-name="P2"/>
      <text:p text:style-name="P2"/>
      <text:p text:style-name="P2"/>
      <text:p text:style-name="P2"><text:span text:style-name="T10">//----------------------------------------------------------------------------------------------------------------------</text:span></text:p>
      <text:p text:style-name="P2"><text:span text:style-name="T10">#</text:span><text:span text:style-name="T9">drop</text:span><text:span text:style-name="T10"> </text:span><text:span text:style-name="T9">class</text:span><text:span text:style-name="T10"> </text:span><text:span text:style-name="T9">List</text:span><text:span text:style-name="T10">;</text:span></text:p>
      <text:p text:style-name="P2"><text:span text:style-name="T10">//----------------------------------------------------------------------------------------------------------------------</text:span></text:p>
      <text:p text:style-name="P2"/>
      <text:p text:style-name="P2"><text:span text:style-name="T1">или добавить и удалить свойства и методы</text:span></text:p>
      <text:p text:style-name="P2"/>
      <text:p text:style-name="P2"><text:span text:style-name="T9">//----------------------------------------------------------------------------------------------------------------------</text:span></text:p>
      <text:p text:style-name="P2"><text:span text:style-name="T9">#modify class List</text:span></text:p>
      <text:p text:style-name="P2"><text:span text:style-name="T9">{</text:span></text:p>
      <text:p text:style-name="P2"><text:span text:style-name="T9"><text:s text:c="3"/>#drop method Change;</text:span></text:p>
      <text:p text:style-name="P2"><text:span text:style-name="T9"><text:s text:c="3"/>#public method Clear()</text:span></text:p>
      <text:p text:style-name="P2"><text:span text:style-name="T9"><text:s text:c="3"/>{</text:span></text:p>
      <text:p text:style-name="P2"><text:span text:style-name="T9"><text:s text:c="6"/>$i = 0;</text:span></text:p>
      <text:p text:style-name="P2"><text:span text:style-name="T9"><text:s text:c="6"/>$cnt = &amp;$this.Count();</text:span></text:p>
      <text:p text:style-name="P2"/>
      <text:p text:style-name="P2"><text:span text:style-name="T9"><text:s text:c="6"/>for ($i, $i &lt; $cnt, +1)</text:span></text:p>
      <text:p text:style-name="P2"><text:span text:style-name="T9"><text:s text:c="8"/>{&amp;$this.Remove($i);}</text:span></text:p>
      <text:p text:style-name="P2"><text:span text:style-name="T9"><text:tab/><text:tab/></text:span></text:p>
      <text:p text:style-name="P2"><text:span text:style-name="T9"><text:s text:c="6"/></text:span><text:span text:style-name="T10">&amp;$</text:span><text:span text:style-name="T9">this</text:span><text:span text:style-name="T10">.</text:span><text:span text:style-name="T9">Next</text:span><text:span text:style-name="T10"> = 0;<text:tab/></text:span></text:p>
      <text:p text:style-name="P2"><text:span text:style-name="T10"><text:s text:c="3"/>}</text:span></text:p>
      <text:p text:style-name="P2"><text:span text:style-name="T10">}</text:span></text:p>
      <text:p text:style-name="P2"><text:span text:style-name="T10">//----------------------------------------------------------------------------------------------------------------------</text:span></text:p>
      <text:p text:style-name="P2"/>
      <text:p text:style-name="P2"><text:span text:style-name="T11"><text:tab/></text:span><text:span text:style-name="T12">Важно: </text:span><text:span text:style-name="T11">всем свойствам, при описании класса, должно быть задано значение по умолчанию.</text:span></text:p>
      <text:p text:style-name="P2"/>
      <text:p text:style-name="P2"><text:span text:style-name="T11"><text:tab/></text:span><text:span text:style-name="T12">Важно: </text:span><text:span text:style-name="T11">изменения, сделанные при помощи директивы #</text:span><text:span text:style-name="T13">modify</text:span><text:span text:style-name="T11"> </text:span><text:span text:style-name="T13">class</text:span><text:span text:style-name="T11"> применяются только для объектов класса, объявленных после использования директивы. Объекты, созданные ранее, остаются без изменений.</text:span></text:p>
      <text:p text:style-name="P2"/>
      <text:p text:style-name="P2"><text:span text:style-name="T11"><text:tab/></text:span><text:span text:style-name="T12">Важно: </text:span><text:span text:style-name="T11">если метод класса участвует в вычисляемом выражении, он обязательно должен возвращать некоторый результат с помощью директивы #</text:span><text:span text:style-name="T13">return</text:span><text:span text:style-name="T11">, иначе интерпретатор не сможет подставить результат выполнения метода в выражение.</text:span></text:p>
      <text:p text:style-name="P2"/>
      <text:p text:style-name="P2"><text:tab/></text:p>
      <text:p text:style-name="P2"><text:soft-page-break/></text:p>
      <text:p text:style-name="P2"/>
      <text:p text:style-name="P3"><text:span text:style-name="T12">Конструктор класса</text:span></text:p>
      <text:p text:style-name="P3"/>
      <text:p text:style-name="P2"><text:span text:style-name="T11"><text:tab/>Часто необходимо, чтобы свойства объекта класса были определены сразу после его создания. Для этого, при объявлении класса, можно указать метод, имя которого совпадает с именем класса, именно его интерпретатор будет считать конструктором. В теле конструктора можно определять и производить действия над любыми членами класса, но возвращать результат – нельзя. Конструктор объявляется так же, как и любой метод класса. Список аргументов конструктора передается во втором аргументе встроенного метода </text:span><text:span text:style-name="T13">Create</text:span><text:span text:style-name="T11">().</text:span></text:p>
      <text:p text:style-name="P2"/>
      <text:p text:style-name="P2"><text:span text:style-name="T11"><text:tab/></text:span><text:span text:style-name="T12">Важно:</text:span><text:span text:style-name="T11"> конструктор класса должен объявляться как публичный, иначе метод </text:span><text:span text:style-name="T13">Create</text:span><text:span text:style-name="T11">() не сможет его вызвать.</text:span></text:p>
      <text:p text:style-name="P2"/>
      <text:p text:style-name="P2"><text:span text:style-name="T9">//----------------------------------------------------------------------------------------------------------------------</text:span></text:p>
      <text:p text:style-name="P2"><text:span text:style-name="T9">#class A</text:span></text:p>
      <text:p text:style-name="P2"><text:span text:style-name="T9">{</text:span></text:p>
      <text:p text:style-name="P2"><text:span text:style-name="T9"><text:s text:c="2"/>#public method A($x){&amp;$this.X = $x;}</text:span></text:p>
      <text:p text:style-name="P2"><text:span text:style-name="T9"><text:s text:c="2"/>#property X = 0;</text:span></text:p>
      <text:p text:style-name="P2"><text:span text:style-name="T9">}</text:span></text:p>
      <text:p text:style-name="P2"/>
      <text:p text:style-name="P2"><text:span text:style-name="T9">&amp;obj.Create(A, 5);</text:span></text:p>
      <text:p text:style-name="P2"><text:span text:style-name="T10">//----------------------------------------------------------------------------------------------------------------------</text:span></text:p>
      <text:p text:style-name="P2"/>
      <text:p text:style-name="P2"><text:span text:style-name="T11"><text:tab/>Если аргументов несколько их нужно передавать константной строкой.</text:span></text:p>
      <text:p text:style-name="P2"/>
      <text:p text:style-name="P2"><text:span text:style-name="T9">//----------------------------------------------------------------------------------------------------------------------</text:span></text:p>
      <text:p text:style-name="P2"><text:span text:style-name="T9">#class A</text:span></text:p>
      <text:p text:style-name="P2"><text:span text:style-name="T9">{</text:span></text:p>
      <text:p text:style-name="P2"><text:span text:style-name="T9"><text:s text:c="2"/>#public method A($x, $y, $z){&amp;$this.X = $x; &amp;$this.Y = $y; &amp;$this.Z = $z;}</text:span></text:p>
      <text:p text:style-name="P2"><text:span text:style-name="T9"><text:s text:c="2"/>#property X = 0;</text:span></text:p>
      <text:p text:style-name="P2"><text:span text:style-name="T9"><text:s text:c="2"/>#property Y = 0;</text:span></text:p>
      <text:p text:style-name="P2"><text:span text:style-name="T9"><text:s text:c="2"/>#property Z = 0;</text:span></text:p>
      <text:p text:style-name="P2"><text:span text:style-name="T9">}</text:span></text:p>
      <text:p text:style-name="P2"/>
      <text:p text:style-name="P2"><text:span text:style-name="T9">&amp;obj.Create(A, '5, 6, 7');</text:span></text:p>
      <text:p text:style-name="P2"><text:span text:style-name="T10">//----------------------------------------------------------------------------------------------------------------------</text:span></text:p>
      <text:p text:style-name="P3"/>
      <text:p text:style-name="P3"/>
      <text:p text:style-name="P3"><text:span text:style-name="T12">Частные и публичные члены класса</text:span></text:p>
      <text:p text:style-name="P2"/>
      <text:p text:style-name="P2"><text:span text:style-name="T11"><text:tab/>Классы могут иметь как частные (закрытые) так и публичные (открытые) методы и свойства. По умолчанию, член класса, объявленный директивой #</text:span><text:span text:style-name="T13">property</text:span><text:span text:style-name="T11"> или #</text:span><text:span text:style-name="T13">method</text:span><text:span text:style-name="T11"> объявляется как частный (</text:span><text:span text:style-name="T13">private</text:span><text:span text:style-name="T11">). Чтобы объявить публичный член, необходимо использовать директиву #</text:span><text:span text:style-name="T13">public</text:span><text:span text:style-name="T11"> </text:span><text:span text:style-name="T13">property</text:span><text:span text:style-name="T11"> или #</text:span><text:span text:style-name="T13">public</text:span><text:span text:style-name="T11"> </text:span><text:span text:style-name="T13">method</text:span><text:span text:style-name="T11">.</text:span></text:p>
      <text:p text:style-name="P2"><text:span text:style-name="T11"><text:tab/>Кроме того, </text:span><text:span text:style-name="T13">ELI</text:span><text:span text:style-name="T11"> поддерживает один из принципов ООП: инкапсуляцию. Это означает, что любые частные члены класса могут использоваться только внутри его методов.</text:span></text:p>
      <text:p text:style-name="P2"><text:span text:style-name="T11"><text:tab/></text:span></text:p>
      <text:p text:style-name="P2"><text:soft-page-break/></text:p>
      <text:p text:style-name="P2"/>
      <text:p text:style-name="P3"><text:span text:style-name="T12">Наследование классов</text:span></text:p>
      <text:p text:style-name="P2"/>
      <text:p text:style-name="P2"><text:tab/><text:span text:style-name="T1">Классы могут наследовать свойства и методы других классов. Множественное наследование не поддерживается. Наследуются только публичные члены. Конструктор также наследуется, но его имя наследуется от родительского класса и не является конструктором по умолчанию для потомка. Тем не менее унаследованный конструктор может быть вызван, как и любой другой метод. Самый младший класс-потомок в иерархии унаследует конструкторы каждого из ее членов.</text:span></text:p>
      <text:p text:style-name="P2"><text:span text:style-name="T1"><text:tab/>Класс-потомок может определить свой член с именем, соответствующим имени наследуемого члена, при этом предпочтение отдается определяемому, а не наследуемому члену.</text:span></text:p>
      <text:p text:style-name="P2"><text:span text:style-name="T1"><text:tab/>Все унаследованные члены по умолчанию объявляются как публичные.</text:span></text:p>
      <text:p text:style-name="P2"/>
      <text:p text:style-name="P2"><text:span text:style-name="T9">//----------------------------------------------------------------------------------------------------------------------</text:span></text:p>
      <text:p text:style-name="P2"><text:span text:style-name="T9">#class Point</text:span></text:p>
      <text:p text:style-name="P2"><text:span text:style-name="T9">{</text:span></text:p>
      <text:p text:style-name="P2"><text:span text:style-name="T9"><text:s text:c="2"/>#public method Point($x, $y){&amp;$this.pX = $x; &amp;$this.pY = $y;}</text:span></text:p>
      <text:p text:style-name="P2"><text:span text:style-name="T9"><text:s text:c="2"/>#public property pX = 0;</text:span></text:p>
      <text:p text:style-name="P2"><text:span text:style-name="T9"><text:s text:c="2"/>#public property pY = 0;</text:span></text:p>
      <text:p text:style-name="P2"><text:span text:style-name="T9"><text:s text:c="2"/>#public method SetX($pos){&amp;$this.pX = $pos;}</text:span></text:p>
      <text:p text:style-name="P2"><text:span text:style-name="T9"><text:s text:c="2"/>#public method SetY($pos){&amp;$this.pY = $pos;}</text:span></text:p>
      <text:p text:style-name="P2"><text:span text:style-name="T9">}</text:span></text:p>
      <text:p text:style-name="P2"/>
      <text:p text:style-name="P2"><text:span text:style-name="T9">#class 3DPoint : Point</text:span></text:p>
      <text:p text:style-name="P2"><text:span text:style-name="T9">{</text:span></text:p>
      <text:p text:style-name="P2"><text:span text:style-name="T9"><text:s text:c="2"/>#property pZ = 0;</text:span></text:p>
      <text:p text:style-name="P2"><text:span text:style-name="T9"><text:s text:c="2"/>#method SetZ($pos){&amp;$this.pZ = $pos;}</text:span></text:p>
      <text:p text:style-name="P2"><text:span text:style-name="T10">}</text:span></text:p>
      <text:p text:style-name="P2"><text:span text:style-name="T10">//----------------------------------------------------------------------------------------------------------------------</text:span></text:p>
      <text:p text:style-name="P2"/>
      <text:p text:style-name="P2"><text:tab/><text:span text:style-name="T1">В этом примере класс 3</text:span><text:span text:style-name="T5">DPoint</text:span><text:span text:style-name="T1"> не имеет своего конструктора, но наследует конструктор от класса </text:span><text:span text:style-name="T5">Point</text:span><text:span text:style-name="T1">, так же как и все прочие члены. Таким образом, для того, чтобы полностью определить точку по трем координатам, объект класса 3</text:span><text:span text:style-name="T5">DPoint</text:span><text:span text:style-name="T1"> может либо вызвать унаследованный конструктор </text:span><text:span text:style-name="T5">Point</text:span><text:span text:style-name="T1">(), либо использовать унаследованные методы SetX() и Set</text:span><text:span text:style-name="T5">Y</text:span><text:span text:style-name="T1">(), после чего вызвать свой частный метод Set</text:span><text:span text:style-name="T5">Z</text:span><text:span text:style-name="T1">().</text:span></text:p>
      <text:p text:style-name="P2"/>
      <text:p text:style-name="P2"/>
      <text:p text:style-name="P3"><text:span text:style-name="T2">Вложенность объектов</text:span></text:p>
      <text:p text:style-name="P3"/>
      <text:p text:style-name="P2"><text:span text:style-name="T1"><text:tab/>Объекты классов могут использовать в качестве свойств другие объекты классов. Для этого в описании класса нужно объявить свойство, используя следующую конструкцию:</text:span></text:p>
      <text:p text:style-name="P2"/>
      <text:p text:style-name="P2"><text:span text:style-name="T9">//----------------------------------------------------------------------------------------------------------------------</text:span></text:p>
      <text:p text:style-name="P2"><text:span text:style-name="T9">#class B</text:span></text:p>
      <text:p text:style-name="P2"><text:span text:style-name="T9">{</text:span></text:p>
      <text:p text:style-name="P2"><text:span text:style-name="T9"><text:s text:c="2"/>#property Prop1 = #class A(0);</text:span></text:p>
      <text:p text:style-name="P2"><text:soft-page-break/><text:span text:style-name="T10">}</text:span></text:p>
      <text:p text:style-name="P2"><text:span text:style-name="T10">//----------------------------------------------------------------------------------------------------------------------</text:span></text:p>
      <text:p text:style-name="P2"/>
      <text:p text:style-name="P2"><text:tab/><text:span text:style-name="T1">Где A это имя конструктора класса, а в скобках указан список аргументов конструктора. Если класс не имеет конструктора (или его вызов по каким-либо причинам не требуется), следует использовать такую конструкцию:</text:span></text:p>
      <text:p text:style-name="P2"/>
      <text:p text:style-name="P2"><text:span text:style-name="T9">//----------------------------------------------------------------------------------------------------------------------</text:span></text:p>
      <text:p text:style-name="P2"><text:span text:style-name="T9">#class B</text:span></text:p>
      <text:p text:style-name="P2"><text:span text:style-name="T9">{</text:span></text:p>
      <text:p text:style-name="P2"><text:span text:style-name="T9"><text:s text:c="2"/>#property Prop1 = #class A;</text:span></text:p>
      <text:p text:style-name="P2"><text:span text:style-name="T10">}</text:span></text:p>
      <text:p text:style-name="P2"><text:span text:style-name="T10">//----------------------------------------------------------------------------------------------------------------------</text:span></text:p>
      <text:p text:style-name="P2"/>
      <text:p text:style-name="P2"><text:span text:style-name="T1"><text:tab/>При каждом создании объекта класса B, интерпретатор создаст объект класса A с автоматически сгенерированным именем и присвоит свойству P</text:span><text:span text:style-name="T5">rop</text:span><text:span text:style-name="T1">1 имя этого объекта. После этого можно обращаться к членам вложенного объекта класса A через свойство P</text:span><text:span text:style-name="T5">rop</text:span><text:span text:style-name="T1">1. Например</text:span><text:span text:style-name="T5">:</text:span></text:p>
      <text:p text:style-name="P2"/>
      <text:p text:style-name="P2"><text:span text:style-name="T9">//----------------------------------------------------------------------------------------------------------------------</text:span></text:p>
      <text:p text:style-name="P2"><text:span text:style-name="T9">#class Point</text:span></text:p>
      <text:p text:style-name="P2"><text:span text:style-name="T9">{</text:span></text:p>
      <text:p text:style-name="P2"><text:span text:style-name="T9"><text:s text:c="2"/>#public method Point($pos){&amp;$this.Set($pos);}</text:span></text:p>
      <text:p text:style-name="P2"><text:span text:style-name="T9"><text:s text:c="2"/>#property Pos = 0;</text:span></text:p>
      <text:p text:style-name="P2"><text:span text:style-name="T9"><text:s text:c="2"/>#method Set($pos){&amp;$this.Pos = $pos;}</text:span></text:p>
      <text:p text:style-name="P2"><text:span text:style-name="T9">}</text:span></text:p>
      <text:p text:style-name="P2"/>
      <text:p text:style-name="P2"><text:span text:style-name="T9">#class 2DPoint</text:span></text:p>
      <text:p text:style-name="P2"><text:span text:style-name="T9">{</text:span></text:p>
      <text:p text:style-name="P2"><text:span text:style-name="T9"><text:s text:c="2"/>#public method 2DPoint($x, $y){&amp;$this.Set($x, $y);}</text:span></text:p>
      <text:p text:style-name="P2"><text:span text:style-name="T9"><text:s text:c="2"/>#property X = #class Point(0);</text:span></text:p>
      <text:p text:style-name="P2"><text:span text:style-name="T9"><text:s text:c="2"/>#property Y = #class Point(0);</text:span></text:p>
      <text:p text:style-name="P2"><text:span text:style-name="T9"><text:s text:c="2"/>#method Set($x, $y){&amp;$this.X.Set($x); &amp;$this.Y.Set($y);} <text:s text:c="2"/></text:span></text:p>
      <text:p text:style-name="P2"><text:span text:style-name="T9">}</text:span></text:p>
      <text:p text:style-name="P2"/>
      <text:p text:style-name="P2"><text:span text:style-name="T9">&amp;point.Create(2DPoint, '5, 5');</text:span></text:p>
      <text:p text:style-name="P2"/>
      <text:p text:style-name="P2"><text:span text:style-name="T10">&amp;</text:span><text:span text:style-name="T9">point</text:span><text:span text:style-name="T10">.</text:span><text:span text:style-name="T9">X</text:span><text:span text:style-name="T10">.</text:span><text:span text:style-name="T9">Pos</text:span><text:span text:style-name="T10"> = 10; //ошибка – свойство </text:span><text:span text:style-name="T9">Pos</text:span><text:span text:style-name="T10"> является частным;</text:span></text:p>
      <text:p text:style-name="P2"><text:span text:style-name="T10">&amp;</text:span><text:span text:style-name="T9">point</text:span><text:span text:style-name="T10">.</text:span><text:span text:style-name="T9">Y</text:span><text:span text:style-name="T10">.</text:span><text:span text:style-name="T9">Set</text:span><text:span text:style-name="T10">(20); //правильно;</text:span></text:p>
      <text:p text:style-name="P2"><text:span text:style-name="T10">//----------------------------------------------------------------------------------------------------------------------</text:span></text:p>
      <text:p text:style-name="P2"/>
      <text:p text:style-name="P2"><text:span text:style-name="T1"><text:tab/>Автоматически сгенерированный объект отличается от пользовательского тем, что его служебное свойство </text:span><text:span text:style-name="T5">Owner</text:span><text:span text:style-name="T1"> хранит имя объекта-владельца. При уничтожении объекта-владельца, все связанные с ним вложенные объекты также уничтожаются.</text:span></text:p>
      <text:p text:style-name="P2"><text:span text:style-name="T1"><text:tab/>Существует еще один способ создания свойства-объекта: использование встроенного метода </text:span><text:span text:style-name="T5">Add</text:span><text:span text:style-name="T1">() и передачи ему в качестве второго аргумента конструкции типа #</text:span><text:span text:style-name="T5">class</text:span><text:span text:style-name="T1"> </text:span><text:span text:style-name="T5">Class</text:span><text:span text:style-name="T1">(&lt;аргументы конструктора&gt;). Метод </text:span><text:span text:style-name="T5">Add</text:span><text:span text:style-name="T1">() добавляет публичное свойство.</text:span></text:p>
      <text:p text:style-name="P2"/>
      <text:p text:style-name="P2"><text:soft-page-break/></text:p>
      <text:p text:style-name="P2"/>
      <text:p text:style-name="P2"><text:span text:style-name="T10">//----------------------------------------------------------------------------------------------------------------------</text:span></text:p>
      <text:p text:style-name="P2"><text:span text:style-name="T10">#</text:span><text:span text:style-name="T9">class</text:span><text:span text:style-name="T10"> </text:span><text:span text:style-name="T9">B</text:span></text:p>
      <text:p text:style-name="P2"><text:span text:style-name="T10">{</text:span></text:p>
      <text:p text:style-name="P2"><text:span text:style-name="T10"><text:s text:c="2"/>#</text:span><text:span text:style-name="T9">property</text:span><text:span text:style-name="T10"> </text:span><text:span text:style-name="T9">Prop</text:span><text:span text:style-name="T10">1 = #</text:span><text:span text:style-name="T9">class</text:span><text:span text:style-name="T10"> </text:span><text:span text:style-name="T9">A</text:span><text:span text:style-name="T10">;</text:span></text:p>
      <text:p text:style-name="P2"><text:span text:style-name="T9">}</text:span></text:p>
      <text:p text:style-name="P2"/>
      <text:p text:style-name="P2"><text:span text:style-name="T9">&amp;obj.Create(B, '');</text:span></text:p>
      <text:p text:style-name="P2"><text:span text:style-name="T9">&amp;obj.Add(Prop2, #class A);</text:span></text:p>
      <text:p text:style-name="P2"><text:span text:style-name="T10">//----------------------------------------------------------------------------------------------------------------------</text:span></text:p>
      <text:p text:style-name="P2"/>
      <text:p text:style-name="P2"><text:span text:style-name="T1"><text:tab/></text:span><text:span text:style-name="T2">Важно:</text:span><text:span text:style-name="T1"> в связи с особенностями парсера, для передачи нескольких аргументов конструктора в данном случае следует использовать строковую константу.</text:span></text:p>
      <text:p text:style-name="P2"/>
      <text:p text:style-name="P2"><text:span text:style-name="T9">//----------------------------------------------------------------------------------------------------------------------</text:span></text:p>
      <text:p text:style-name="P2"><text:span text:style-name="T9">#class B</text:span></text:p>
      <text:p text:style-name="P2"><text:span text:style-name="T9">{</text:span></text:p>
      <text:p text:style-name="P2"><text:span text:style-name="T9"><text:s text:c="2"/>#property Prop1 = #class 2DPoint(2, 2);</text:span></text:p>
      <text:p text:style-name="P2"><text:span text:style-name="T9">}</text:span></text:p>
      <text:p text:style-name="P2"/>
      <text:p text:style-name="P2"><text:span text:style-name="T9">&amp;obj.Create(B, '');</text:span></text:p>
      <text:p text:style-name="P2"><text:span text:style-name="T9">&amp;obj.Add(Prop2, #class 2DPoint('5, 5'));</text:span></text:p>
      <text:p text:style-name="P2"><text:span text:style-name="T10">//----------------------------------------------------------------------------------------------------------------------</text:span><text:span text:style-name="T1"><text:tab/></text:span></text:p>
      <text:p text:style-name="P1"/>
      <text:p text:style-name="P4"/>
      <text:p text:style-name="P3"><text:span text:style-name="T2">Расширение функционала с помощью внешних библиотек</text:span></text:p>
      <text:p text:style-name="P3"/>
      <text:p text:style-name="P2"><text:tab/><text:span text:style-name="T1">Конечно, </text:span><text:span text:style-name="T5">ELI</text:span><text:span text:style-name="T1"> неспособен предоставить весь спектр возможностей, которые придут (или могут прийти) на ум пользователю. Именно на этот случай в нем предусмотрена возможность расширения функционала с помощью подключения внешних библиотек и использования их кода в своих скриптах. Конкретно речь идет об использования функций-оберток, объявленных во внешних библиотеках, так же, как это предусмотрено для запускающего приложения. Достаточно обернуть код в функцию-обертку при проектировании библиотеки, и импортировать ее в </text:span><text:span text:style-name="T5">ELI</text:span><text:span text:style-name="T1"> во время работы скрипта, после чего эта функция будет доступна для вызова до окончания работы интерпретатора или до освобождения внешней библиотеки. Разумеется, для того, чтобы библиотека была совместима с </text:span><text:span text:style-name="T5">ELI</text:span><text:span text:style-name="T1">, при ее проектировании необходимо включить в проект заголовочный файл <text:s/></text:span><text:span text:style-name="T2">eli_interface.h</text:span><text:span text:style-name="T1">, содержащий виртуальный интерфейс.</text:span></text:p>
      <text:p text:style-name="P2"/>
      <text:p text:style-name="P2"><text:span text:style-name="T8">//----------------------------------------------------------------------------------------------------------------------</text:span></text:p>
      <text:p text:style-name="P2"><text:span text:style-name="T8">$</text:span><text:span text:style-name="T10">hinst</text:span><text:span text:style-name="T8"> = _</text:span><text:span text:style-name="T9">C</text:span><text:span text:style-name="T10">onnectLib</text:span><text:span text:style-name="T8">(.\</text:span><text:span text:style-name="T10">testextdll</text:span><text:span text:style-name="T8">.</text:span><text:span text:style-name="T10">dll</text:span><text:span text:style-name="T8">);</text:span></text:p>
      <text:p text:style-name="P2"><text:span text:style-name="T8">//----------------------------------------------------------------------------------------------------------------------</text:span></text:p>
      <text:p text:style-name="P2"/>
      <text:p text:style-name="P2"><text:tab/>Этот код подключит к интерпретатору библиотеку <text:span text:style-name="T1">testextdll</text:span>.<text:span text:style-name="T1">dll</text:span> из каталога, в котором находится библиотека <text:span text:style-name="T1">ELI</text:span>, и присвоит переменной $<text:span text:style-name="T1">hinst</text:span> ее дескриптор. Предположим, в библиотеке имеется функция</text:p>
      <text:p text:style-name="P2"><text:bookmark text:name="_GoBack"/></text:p>
      <text:p text:style-name="P2"><text:soft-page-break/></text:p>
      <text:p text:style-name="P2"><text:span text:style-name="T8">//----------------------------------------------------------------------------------------------------------------------</text:span></text:p>
      <text:p text:style-name="P2"><text:span text:style-name="T8">__</text:span><text:span text:style-name="T9">declspec</text:span><text:span text:style-name="T8">(</text:span><text:span text:style-name="T9">dllexport</text:span><text:span text:style-name="T8">) </text:span><text:span text:style-name="T9">void</text:span><text:span text:style-name="T8"> __</text:span><text:span text:style-name="T9">stdcall</text:span><text:span text:style-name="T8"> </text:span><text:span text:style-name="T9">Summ</text:span><text:span text:style-name="T8">(</text:span><text:span text:style-name="T9">void</text:span><text:span text:style-name="T8"> *</text:span><text:span text:style-name="T9">p</text:span><text:span text:style-name="T8">)</text:span></text:p>
      <text:p text:style-name="P2"><text:span text:style-name="T9">{</text:span></text:p>
      <text:p text:style-name="P2"><text:span text:style-name="T9"><text:s text:c="2"/>ELI_INTERFACE *ep = (ELI_INTERFACE*)p;</text:span></text:p>
      <text:p text:style-name="P2"/>
      <text:p text:style-name="P2"><text:span text:style-name="T9"><text:s text:c="2"/>float num = ep-&gt;GetParamToFloat("pNum1") + ep-&gt;GetParamToFloat("pNum2");</text:span></text:p>
      <text:p text:style-name="P2"><text:span text:style-name="T9"><text:s text:c="2"/>wchar_t res[10];</text:span></text:p>
      <text:p text:style-name="P2"><text:span text:style-name="T9"><text:s text:c="2"/>swprintf(res, "%.2f", num);</text:span></text:p>
      <text:p text:style-name="P2"/>
      <text:p text:style-name="P2"><text:span text:style-name="T9"><text:s text:c="2"/>ep-&gt;SetFunctionResult(ep-&gt;GetCurrentFuncName(), res);</text:span></text:p>
      <text:p text:style-name="P2"><text:span text:style-name="T10">}</text:span></text:p>
      <text:p text:style-name="P2"><text:span text:style-name="T10">//----------------------------------------------------------------------------------------------------------------------</text:span></text:p>
      <text:p text:style-name="P5"/>
      <text:p text:style-name="P2"><text:span text:style-name="T1">которая выполняет сложение двух чисел с плавающей точкой и возвращает результат. Чтобы предоставить интерпретатору возможность вызова этой функции, необходимо включить в текст скрипта следующий код:</text:span></text:p>
      <text:p text:style-name="P2"/>
      <text:p text:style-name="P2"><text:span text:style-name="T9">//----------------------------------------------------------------------------------------------------------------------</text:span></text:p>
      <text:p text:style-name="P2"><text:span text:style-name="T9">_ImportFunc($hinst, Summ, '_summ', 'num pNum1,num pNum2');</text:span></text:p>
      <text:p text:style-name="P2"><text:span text:style-name="T10">//----------------------------------------------------------------------------------------------------------------------</text:span></text:p>
      <text:p text:style-name="P2"/>
      <text:p text:style-name="P2"><text:span text:style-name="T1"><text:tab/>Здесь </text:span><text:span text:style-name="T2">$hinst </text:span><text:span text:style-name="T1">– это дескриптор внешней библиотеки, <text:s/></text:span><text:span text:style-name="T2">Summ</text:span><text:span text:style-name="T1"> – имя функции из внешней библиотеки, _</text:span><text:span text:style-name="T2">summ</text:span><text:span text:style-name="T1"> – имя, которое будет использовать интерпретатор, а строка </text:span><text:span text:style-name="T2">'float pNum1,float pNum2'</text:span><text:span text:style-name="T1"> определяет список параметров функции. Естественно имена параметров должны совпадать с теми, которые использованы в теле импортируемой функции. В случае неудачи функция _ImportFunc() возвращает 0.</text:span></text:p>
      <text:p text:style-name="P2"/>
      <text:p text:style-name="P2"><text:span text:style-name="T1"><text:tab/></text:span><text:span text:style-name="T2">Важно: </text:span><text:span text:style-name="T1">метод GetCurrentFuncName() в теле функции из внешней библиотеки нужен для того, чтобы узнать у интерпретатора имя функции, которое он сопоставил функции из внешней библиотеки.</text:span></text:p>
      <text:p text:style-name="P2"/>
      <text:p text:style-name="P2"><text:span text:style-name="T1"><text:tab/></text:span><text:span text:style-name="T2">Важно:</text:span><text:span text:style-name="T1"> внутреннее имя функции, используемое </text:span><text:span text:style-name="T5">ELI</text:span><text:span text:style-name="T1">, может быть любым, но необходимо следить, чтобы оно не совпадало с именем существующей функции.</text:span></text:p>
      <text:p text:style-name="P5"/>
      <text:p text:style-name="P2"><text:span text:style-name="T4"><text:tab/></text:span><text:span text:style-name="T2">Важно:</text:span><text:span text:style-name="T1"> имя функции, которая экспортируется DLL, может меняться в зависимости от того, как компилятор декорирует имена при использовании спецификатора __stdcall. Например, компилятор Embarcadero C++ Builder экспортирует функцию void __stdcall Foo(void*) в виде «Foo», а MinGW в виде «Foo@4». Если функция интерпретатора _ImportFunc() сообщает о неудаче, откорректируйте имя экспортной функции в том месте, где вызывается </text:span>_<text:span text:style-name="T5">ImportFunc</text:span>()<text:span text:style-name="T1">.</text:span></text:p>
      <text:p text:style-name="P2"><text:tab/></text:p>
      <text:p text:style-name="P2"><text:tab/><text:span text:style-name="T1">Теперь можно использовать импортированную функцию в скрипте.</text:span></text:p>
      <text:p text:style-name="P2"/>
      <text:p text:style-name="P2"><text:span text:style-name="T10">//----------------------------------------------------------------------------------------------------------------------</text:span></text:p>
      <text:p text:style-name="P2"><text:span text:style-name="T10">$res = _summ(2.2, 3.4);</text:span></text:p>
      <text:p text:style-name="P2"><text:span text:style-name="T10">//----------------------------------------------------------------------------------------------------------------------</text:span></text:p>
      <text:p text:style-name="P2"/>
      <text:p text:style-name="P2"><text:soft-page-break/><text:span text:style-name="T1"><text:tab/>После чего можно освободить библиотеку, когда она больше не нужна.</text:span></text:p>
      <text:p text:style-name="P2"/>
      <text:p text:style-name="P2"><text:span text:style-name="T10">//----------------------------------------------------------------------------------------------------------------------</text:span></text:p>
      <text:p text:style-name="P2"><text:bookmark-start text:name="__DdeLink__1724_1270125038"/><text:span text:style-name="T10">_FreeLib($hinst)</text:span><text:bookmark-end text:name="__DdeLink__1724_1270125038"/><text:span text:style-name="T10">;</text:span></text:p>
      <text:p text:style-name="P2"><text:span text:style-name="T10">//----------------------------------------------------------------------------------------------------------------------</text:span></text:p>
      <text:p text:style-name="P2"/>
      <text:p text:style-name="P2"><text:span text:style-name="T1"><text:tab/></text:span><text:span text:style-name="T2">Важно:</text:span><text:span text:style-name="T1"> все функции, импортированные в интерпретатор, будут удалены из стека при вызове _FreeLib().</text:span></text:p>
      <text:p text:style-name="P2"/>
      <text:p text:style-name="P2"><text:span text:style-name="T1"><text:tab/>Все внешние библиотеки, подключенные к интерпретатору, будут автоматически освобождены при отключении библиотеки </text:span><text:span text:style-name="T5">ELI</text:span><text:span text:style-name="T1">.</text:span></text:p>
      <text:p text:style-name="P2"/>
      <text:p text:style-name="P2"/>
      <text:p text:style-name="P3"><text:span text:style-name="T2">Декорации</text:span></text:p>
      <text:p text:style-name="P3"/>
      <text:p text:style-name="P2"><text:tab/>Д<text:span text:style-name="T1">екорацией в языке </text:span><text:span text:style-name="T5">ELI</text:span><text:span text:style-name="T1"> называется метка, декорирующая собой некий набор конструкций языка, от переменных до целых выражений. В каком-то смысле декорация работает по принципу директивы препроцессора #</text:span><text:span text:style-name="T5">define</text:span><text:span text:style-name="T1"> в С++. При трансляции строки, находящиеся в ней декорации будут обработаны перед всеми последующими действиями и вместо них в строку будут подставлены декорированные конструкции.</text:span></text:p>
      <text:p text:style-name="P2"><text:span text:style-name="T10">//----------------------------------------------------------------------------------------------------------------------</text:span></text:p>
      <text:p text:style-name="P2"><text:span text:style-name="T10">$</text:span><text:span text:style-name="T9">x</text:span><text:span text:style-name="T10"> = 10;</text:span></text:p>
      <text:p text:style-name="P2"><text:bookmark-start text:name="__DdeLink__1724_12701250381"/><text:span text:style-name="T10">?</text:span><text:bookmark-end text:name="__DdeLink__1724_12701250381"/><text:span text:style-name="T9">ref</text:span><text:span text:style-name="T10"> = $</text:span><text:span text:style-name="T9">x</text:span><text:span text:style-name="T10">;</text:span></text:p>
      <text:p text:style-name="P2"><text:span text:style-name="T10">//----------------------------------------------------------------------------------------------------------------------</text:span></text:p>
      <text:p text:style-name="P2"/>
      <text:p text:style-name="P2"><text:span text:style-name="T11"><text:tab/>Декорация ?</text:span><text:span text:style-name="T13">ref</text:span><text:span text:style-name="T11"> скрывает собой конструкцию, которая состоит из переменной $</text:span><text:span text:style-name="T13">x</text:span><text:span text:style-name="T11">. В дальнейшем, во всех транслируемых строках вместо ?</text:span><text:span text:style-name="T13">ref</text:span><text:span text:style-name="T11"> будет подставлена переменная $</text:span><text:span text:style-name="T13">x</text:span><text:span text:style-name="T11">. В результате трансляции таких строк</text:span></text:p>
      <text:p text:style-name="P2"/>
      <text:p text:style-name="P2"><text:span text:style-name="T10">//----------------------------------------------------------------------------------------------------------------------</text:span></text:p>
      <text:p text:style-name="P2"><text:span text:style-name="T10">$</text:span><text:span text:style-name="T9">x</text:span><text:span text:style-name="T10"> = 10;</text:span></text:p>
      <text:p text:style-name="P2"><text:span text:style-name="T10">?</text:span><text:span text:style-name="T9">ref</text:span><text:span text:style-name="T10"> = $</text:span><text:span text:style-name="T9">x</text:span><text:span text:style-name="T10">;</text:span></text:p>
      <text:p text:style-name="P2"><text:span text:style-name="T10">$</text:span><text:span text:style-name="T9">y</text:span><text:span text:style-name="T10"> = ?</text:span><text:span text:style-name="T9">ref</text:span><text:span text:style-name="T10"> + 5;</text:span></text:p>
      <text:p text:style-name="P2"><text:span text:style-name="T10">//----------------------------------------------------------------------------------------------------------------------</text:span></text:p>
      <text:p text:style-name="P2"/>
      <text:p text:style-name="P2"><text:span text:style-name="T11">переменная $</text:span><text:span text:style-name="T13">y</text:span><text:span text:style-name="T11"> будет равна 15. Интерпретатор обработает правую часть выражения, подставит вместо декорации скрытую конструкцию, после чего вычислит значение выражения.</text:span></text:p>
      <text:p text:style-name="P2"/>
      <text:p text:style-name="P2"><text:span text:style-name="T11"><text:tab/>Декорации удобно использовать для хранения шаблонных конструкций вычисления, например, если значение переменной вычисляется по сложной формуле.</text:span></text:p>
      <text:p text:style-name="P2"/>
      <text:p text:style-name="P2"/>
      <text:p text:style-name="P2"><text:span text:style-name="T9">//----------------------------------------------------------------------------------------------------------------------</text:span></text:p>
      <text:p text:style-name="P2"><text:span text:style-name="T9">?hip = $a * $a + $b * $b;</text:span></text:p>
      <text:p text:style-name="P2"/>
      <text:p text:style-name="P2"><text:span text:style-name="T9">$a = 3;</text:span></text:p>
      <text:p text:style-name="P2"><text:span text:style-name="T9">$b = 4;</text:span></text:p>
      <text:p text:style-name="P2"><text:soft-page-break/><text:span text:style-name="T9">$sqc = ?hip;</text:span></text:p>
      <text:p text:style-name="P2"><text:span text:style-name="T10">$</text:span><text:span text:style-name="T9">sqx</text:span><text:span text:style-name="T10"> = ?</text:span><text:span text:style-name="T9">hip</text:span><text:span text:style-name="T10">;</text:span></text:p>
      <text:p text:style-name="P2"><text:span text:style-name="T10">//----------------------------------------------------------------------------------------------------------------------</text:span></text:p>
      <text:p text:style-name="P2"/>
      <text:p text:style-name="P2"><text:span text:style-name="T11"><text:tab/>Такая форма записи позволяет значительно сократить код, сделать его более читаемым. Следует, однако, помнить, что интерпретатор не следит за корректностью декорируемой конструкции. Если в приведенном выше примере переменные $</text:span><text:span text:style-name="T13">a</text:span><text:span text:style-name="T11"> или $</text:span><text:span text:style-name="T13">b</text:span><text:span text:style-name="T11"> не были предварительно определены, интерпретатор выдаст ошибку трансляции.</text:span></text:p>
      <text:p text:style-name="P2"><text:span text:style-name="T11"><text:tab/>Поскольку декорации содержат имена, а не значения переменных, их удобно использовать в тех случаях, когда требуется работать с самой переменной, а не ее значением, например в случае функции _</text:span><text:span text:style-name="T13">free</text:span><text:span text:style-name="T11">(). Кроме того, декорации позволяют передавать набор аргументов, поэтому вполне законна такая конструкция:</text:span></text:p>
      <text:p text:style-name="P2"/>
      <text:p text:style-name="P2"><text:span text:style-name="T9">//----------------------------------------------------------------------------------------------------------------------</text:span></text:p>
      <text:p text:style-name="P2"><text:span text:style-name="T9">$a = hello;</text:span></text:p>
      <text:p text:style-name="P2"><text:span text:style-name="T9">$b = ' ';</text:span></text:p>
      <text:p text:style-name="P2"><text:span text:style-name="T9">$c = world;</text:span></text:p>
      <text:p text:style-name="P2"/>
      <text:p text:style-name="P2"><text:span text:style-name="T9">?ref = $a, $b, $c;</text:span></text:p>
      <text:p text:style-name="P2"/>
      <text:p text:style-name="P2"><text:span text:style-name="T9">#procedure Hello($x, $y, $z)</text:span></text:p>
      <text:p text:style-name="P2"><text:span text:style-name="T9">{</text:span></text:p>
      <text:p text:style-name="P2"><text:span text:style-name="T9"><text:s text:c="2"/>_writeout($x $y $z); _writeout(#endl);</text:span></text:p>
      <text:p text:style-name="P2"><text:span text:style-name="T10">} <text:s/></text:span></text:p>
      <text:p text:style-name="P2"/>
      <text:p text:style-name="P2"><text:span text:style-name="T10">:</text:span><text:span text:style-name="T9">Hello</text:span><text:span text:style-name="T10">(?</text:span><text:span text:style-name="T9">ref</text:span><text:span text:style-name="T10">);</text:span></text:p>
      <text:p text:style-name="P2"><text:span text:style-name="T10">//----------------------------------------------------------------------------------------------------------------------</text:span></text:p>
      <text:p text:style-name="P2"/>
      <text:p text:style-name="P2"><text:span text:style-name="T11"><text:tab/>В результате на экран будет выведено «</text:span><text:span text:style-name="T13">hello</text:span><text:span text:style-name="T11"> </text:span><text:span text:style-name="T13">world</text:span><text:span text:style-name="T11">».</text:span></text:p>
      <text:p text:style-name="P2"><text:span text:style-name="T11"><text:tab/>Декорация также может использоваться для создания псевдонимов объектов или свойств, однако такую декорацию нельзя передать процедуре. Можно декорировать даже имена методов и функций, но использовать такие декорации можно только в правой части выражения. Интерпретатор позволяет применять имя декорации в левой части выражения только в одном случае: при описании декорации.</text:span></text:p>
      <text:p text:style-name="P2"/>
      <text:p text:style-name="P2"><text:span text:style-name="T11"><text:tab/>Такая конструкция допустима:</text:span></text:p>
      <text:p text:style-name="P2"><text:bookmark text:name="__DdeLink__1885_1609718489"/><text:span text:style-name="T10">//----------------------------------------------------------------------------------------------------------------------</text:span></text:p>
      <text:p text:style-name="P2"><text:span text:style-name="T10">?</text:span><text:span text:style-name="T9">f</text:span><text:span text:style-name="T10"> = _</text:span><text:span text:style-name="T9">random</text:span><text:span text:style-name="T10">;</text:span></text:p>
      <text:p text:style-name="P2"/>
      <text:p text:style-name="P2"><text:span text:style-name="T9">$a = ?f(10);</text:span></text:p>
      <text:p text:style-name="P2"/>
      <text:p text:style-name="P2"><text:span text:style-name="T9">#class A</text:span></text:p>
      <text:p text:style-name="P2"><text:span text:style-name="T9">{</text:span></text:p>
      <text:p text:style-name="P2"><text:span text:style-name="T9"><text:s text:c="2"/>#method Foo(){#return 10;}</text:span></text:p>
      <text:p text:style-name="P2"><text:span text:style-name="T9">} <text:s/></text:span></text:p>
      <text:p text:style-name="P2"/>
      <text:p text:style-name="P2"><text:span text:style-name="T9">&amp;cl.Create(A, '');</text:span></text:p>
      <text:p text:style-name="P2"/>
      <text:p text:style-name="P2"><text:soft-page-break/><text:span text:style-name="T9">?f = &amp;cl.Foo();</text:span></text:p>
      <text:p text:style-name="P2"/>
      <text:p text:style-name="P2"><text:span text:style-name="T10">$</text:span><text:span text:style-name="T9">b</text:span><text:span text:style-name="T10"> = ?</text:span><text:span text:style-name="T9">f</text:span><text:span text:style-name="T10">;</text:span></text:p>
      <text:p text:style-name="P2"><text:bookmark text:name="__DdeLink__1885_16097184891"/><text:span text:style-name="T10">//----------------------------------------------------------------------------------------------------------------------</text:span></text:p>
      <text:p text:style-name="P2"/>
      <text:p text:style-name="P2"><text:span text:style-name="T11"><text:tab/>А такая – нет:</text:span></text:p>
      <text:p text:style-name="P2"><text:span text:style-name="T10">//----------------------------------------------------------------------------------------------------------------------</text:span></text:p>
      <text:p text:style-name="P2"><text:span text:style-name="T10">?</text:span><text:span text:style-name="T9">f</text:span><text:span text:style-name="T10"> = _</text:span><text:span text:style-name="T9">writeout</text:span><text:span text:style-name="T10">;</text:span></text:p>
      <text:p text:style-name="P2"/>
      <text:p text:style-name="P2"><text:span text:style-name="T10">?</text:span><text:span text:style-name="T9">f</text:span><text:span text:style-name="T10">(10);</text:span></text:p>
      <text:p text:style-name="P2"><text:span text:style-name="T10">//----------------------------------------------------------------------------------------------------------------------</text:span></text:p>
      <text:p text:style-name="P2"/>
      <text:p text:style-name="P2"><text:span text:style-name="T11"><text:tab/>Кроме того, следует помнить, что декорации могут скрывать только законченные конструкции и не поддерживают декорирование фрагментов кода. Например, нельзя задекорировать описание класса или объявление переменной. Декорирование процедур также лишено смысла, так как процедуры не используются в правой части выраж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font-size-asian="11pt" style:language-asian="uk" style:country-asian="UA"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uk" fo:country="UA" style:font-name-asian="SimSun" style:font-size-asian="11pt" style:language-asian="uk" style:country-asian="UA"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ab-stops>
          <style:tab-stop style:position="1.251cm"/>
        </style:tab-stops>
      </style:paragraph-properties>
      <style:text-properties fo:color="#00000a" style:font-name="Liberation Serif" fo:font-size="12pt" style:font-name-asian="Noto Sans CJK SC Regular"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orphans="0" fo:widows="0"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47cm" style:line-height-at-least="0.508cm"/>
    </style:style>
    <style:style style:name="List" style:family="paragraph" style:parent-style-name="Text_20_body" style:default-outline-level="" style:list-style-name="" style:class="list">
      <style:paragraph-properties fo:orphans="0" fo:widows="0"/>
      <style:text-properties style:font-name="Arial" style:font-name-asian="Droid Sans Fallback"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list-style-name="" style:class="chapter">
      <style:paragraph-properties fo:margin-top="0.212cm" fo:margin-bottom="0.212cm" fo:text-align="start" style:justify-single-word="false" text:number-lines="false" text:line-number="0"/>
      <style:text-properties style:font-name="Arial" fo:font-size="18pt" fo:font-style="italic" fo:font-weight="bold" style:font-size-asian="18pt" style:font-style-asian="italic" style:font-weight-asian="bold" style:font-size-complex="18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Standard" style:default-outline-level="" style:list-style-name="">
      <style:paragraph-properties text:number-lines="false" text:line-number="0"/>
      <style:text-properties style:font-name="Arial" style:font-name-complex="Mangal"/>
    </style:style>
    <style:style style:name="Основний_20_текст" style:display-name="Основний текст" style:family="paragraph" style:default-outline-level="" style:list-style-name="">
      <style:paragraph-properties fo:orphans="0" fo:widows="0" fo:hyphenation-ladder-count="no-limit" style:writing-mode="lr-tb">
        <style:tab-stops>
          <style:tab-stop style:position="1.251cm"/>
        </style:tab-stops>
      </style:paragraph-properties>
      <style:text-properties style:use-window-font-color="true" style:font-name="Arial" fo:font-size="10pt" style:font-name-asian="SimSun" style:font-size-asian="10pt" style:language-asian="zh" style:country-asian="CN" style:font-name-complex="Mangal" style:font-size-complex="12pt" style:language-complex="hi" style:country-complex="IN" fo:hyphenate="false" fo:hyphenation-remain-char-count="2" fo:hyphenation-push-char-count="2"/>
    </style:style>
    <style:style style:name="Розділ" style:family="paragraph" style:default-outline-level="" style:list-style-name="">
      <style:paragraph-properties fo:orphans="0" fo:widows="0" fo:hyphenation-ladder-count="no-limit" style:writing-mode="lr-tb">
        <style:tab-stops>
          <style:tab-stop style:position="1.251cm"/>
        </style:tab-stops>
      </style:paragraph-properties>
      <style:text-properties style:use-window-font-color="true" style:font-name="Arial" fo:font-size="10pt" style:font-name-asian="SimSun" style:font-size-asian="10pt" style:language-asian="zh" style:country-asian="CN" style:font-name-complex="Mangal" style:font-size-complex="12pt" style:language-complex="hi" style:country-complex="IN" fo:hyphenate="false" fo:hyphenation-remain-char-count="2" fo:hyphenation-push-char-count="2"/>
    </style:style>
    <style:style style:name="Покажчик" style:family="paragraph" style:default-outline-level="" style:list-style-name="">
      <style:paragraph-properties fo:orphans="0" fo:widows="0" fo:hyphenation-ladder-count="no-limit" style:writing-mode="lr-tb">
        <style:tab-stops>
          <style:tab-stop style:position="1.251cm"/>
        </style:tab-stops>
      </style:paragraph-properties>
      <style:text-properties style:use-window-font-color="true" style:font-name="Arial" fo:font-size="10pt" style:font-name-asian="SimSun" style:font-size-asian="10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Максим Нольтмєєр</dc:creator>
    <meta:editing-cycles>126</meta:editing-cycles>
    <meta:creation-date>2017-12-10T10:56:00</meta:creation-date>
    <dc:date>2019-08-02T22:32:42.38</dc:date>
    <dc:language>uk</dc:language>
    <meta:editing-duration>PT15M57S</meta:editing-duration>
    <meta:generator>OpenOffice/4.1.6$Win32 OpenOffice.org_project/416m1$Build-9790</meta:generator>
    <meta:document-statistic meta:table-count="0" meta:image-count="0" meta:object-count="0" meta:page-count="30" meta:paragraph-count="635" meta:word-count="7035" meta:character-count="656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